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mor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string" calcext:value-type="string">
            <text:p>ARM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EILING([.C$1]*[.C$1]/([.C$1]+[.$A3]))" office:value-type="float" office:value="5" calcext:value-type="float">
            <text:p>5</text:p>
          </table:table-cell>
          <table:table-cell table:formula="of:=CEILING([.D$1]*[.D$1]/([.D$1]+[.$A3]))" office:value-type="float" office:value="18" calcext:value-type="float">
            <text:p>18</text:p>
          </table:table-cell>
          <table:table-cell table:formula="of:=CEILING([.E$1]*[.E$1]/([.E$1]+[.$A3]))" office:value-type="float" office:value="42" calcext:value-type="float">
            <text:p>42</text:p>
          </table:table-cell>
          <table:table-cell table:formula="of:=CEILING([.F$1]*[.F$1]/([.F$1]+[.$A3]))" office:value-type="float" office:value="67" calcext:value-type="float">
            <text:p>67</text:p>
          </table:table-cell>
          <table:table-cell table:formula="of:=CEILING([.G$1]*[.G$1]/([.G$1]+[.$A3]))" office:value-type="float" office:value="91" calcext:value-type="float">
            <text:p>91</text:p>
          </table:table-cell>
          <table:table-cell table:formula="of:=CEILING([.H$1]*[.H$1]/([.H$1]+[.$A3]))" office:value-type="float" office:value="116" calcext:value-type="float">
            <text:p>116</text:p>
          </table:table-cell>
          <table:table-cell table:formula="of:=CEILING([.I$1]*[.I$1]/([.I$1]+[.$A3]))" office:value-type="float" office:value="141" calcext:value-type="float">
            <text:p>141</text:p>
          </table:table-cell>
          <table:table-cell table:formula="of:=CEILING([.J$1]*[.J$1]/([.J$1]+[.$A3]))" office:value-type="float" office:value="166" calcext:value-type="float">
            <text:p>166</text:p>
          </table:table-cell>
          <table:table-cell table:formula="of:=CEILING([.K$1]*[.K$1]/([.K$1]+[.$A3]))" office:value-type="float" office:value="191" calcext:value-type="float">
            <text:p>191</text:p>
          </table:table-cell>
          <table:table-cell table:formula="of:=CEILING([.L$1]*[.L$1]/([.L$1]+[.$A3]))" office:value-type="float" office:value="241" calcext:value-type="float">
            <text:p>241</text:p>
          </table:table-cell>
          <table:table-cell table:formula="of:=CEILING([.M$1]*[.M$1]/([.M$1]+[.$A3]))" office:value-type="float" office:value="291" calcext:value-type="float">
            <text:p>291</text:p>
          </table:table-cell>
          <table:table-cell table:formula="of:=CEILING([.N$1]*[.N$1]/([.N$1]+[.$A3]))" office:value-type="float" office:value="341" calcext:value-type="float">
            <text:p>341</text:p>
          </table:table-cell>
          <table:table-cell table:formula="of:=CEILING([.O$1]*[.O$1]/([.O$1]+[.$A3]))" office:value-type="float" office:value="391" calcext:value-type="float">
            <text:p>391</text:p>
          </table:table-cell>
          <table:table-cell table:formula="of:=CEILING([.P$1]*[.P$1]/([.P$1]+[.$A3]))" office:value-type="float" office:value="491" calcext:value-type="float">
            <text:p>491</text:p>
          </table:table-cell>
          <table:table-cell table:formula="of:=CEILING([.Q$1]*[.Q$1]/([.Q$1]+[.$A3]))" office:value-type="float" office:value="591" calcext:value-type="float">
            <text:p>591</text:p>
          </table:table-cell>
          <table:table-cell table:formula="of:=CEILING([.R$1]*[.R$1]/([.R$1]+[.$A3]))" office:value-type="float" office:value="691" calcext:value-type="float">
            <text:p>691</text:p>
          </table:table-cell>
          <table:table-cell table:formula="of:=CEILING([.S$1]*[.S$1]/([.S$1]+[.$A3]))" office:value-type="float" office:value="791" calcext:value-type="float">
            <text:p>791</text:p>
          </table:table-cell>
          <table:table-cell table:formula="of:=CEILING([.T$1]*[.T$1]/([.T$1]+[.$A3]))" office:value-type="float" office:value="891" calcext:value-type="float">
            <text:p>891</text:p>
          </table:table-cell>
          <table:table-cell table:formula="of:=CEILING([.U$1]*[.U$1]/([.U$1]+[.$A3])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EILING([.C$1]*[.C$1]/([.C$1]+[.$A4]))" office:value-type="float" office:value="3" calcext:value-type="float">
            <text:p>3</text:p>
          </table:table-cell>
          <table:table-cell table:formula="of:=CEILING([.D$1]*[.D$1]/([.D$1]+[.$A4]))" office:value-type="float" office:value="13" calcext:value-type="float">
            <text:p>13</text:p>
          </table:table-cell>
          <table:table-cell table:formula="of:=CEILING([.E$1]*[.E$1]/([.E$1]+[.$A4]))" office:value-type="float" office:value="34" calcext:value-type="float">
            <text:p>34</text:p>
          </table:table-cell>
          <table:table-cell table:formula="of:=CEILING([.F$1]*[.F$1]/([.F$1]+[.$A4]))" office:value-type="float" office:value="57" calcext:value-type="float">
            <text:p>57</text:p>
          </table:table-cell>
          <table:table-cell table:formula="of:=CEILING([.G$1]*[.G$1]/([.G$1]+[.$A4]))" office:value-type="float" office:value="80" calcext:value-type="float">
            <text:p>80</text:p>
          </table:table-cell>
          <table:table-cell table:formula="of:=CEILING([.H$1]*[.H$1]/([.H$1]+[.$A4]))" office:value-type="float" office:value="105" calcext:value-type="float">
            <text:p>105</text:p>
          </table:table-cell>
          <table:table-cell table:formula="of:=CEILING([.I$1]*[.I$1]/([.I$1]+[.$A4]))" office:value-type="float" office:value="129" calcext:value-type="float">
            <text:p>129</text:p>
          </table:table-cell>
          <table:table-cell table:formula="of:=CEILING([.J$1]*[.J$1]/([.J$1]+[.$A4]))" office:value-type="float" office:value="154" calcext:value-type="float">
            <text:p>154</text:p>
          </table:table-cell>
          <table:table-cell table:formula="of:=CEILING([.K$1]*[.K$1]/([.K$1]+[.$A4]))" office:value-type="float" office:value="178" calcext:value-type="float">
            <text:p>178</text:p>
          </table:table-cell>
          <table:table-cell table:formula="of:=CEILING([.L$1]*[.L$1]/([.L$1]+[.$A4]))" office:value-type="float" office:value="228" calcext:value-type="float">
            <text:p>228</text:p>
          </table:table-cell>
          <table:table-cell table:formula="of:=CEILING([.M$1]*[.M$1]/([.M$1]+[.$A4]))" office:value-type="float" office:value="277" calcext:value-type="float">
            <text:p>277</text:p>
          </table:table-cell>
          <table:table-cell table:formula="of:=CEILING([.N$1]*[.N$1]/([.N$1]+[.$A4]))" office:value-type="float" office:value="327" calcext:value-type="float">
            <text:p>327</text:p>
          </table:table-cell>
          <table:table-cell table:formula="of:=CEILING([.O$1]*[.O$1]/([.O$1]+[.$A4]))" office:value-type="float" office:value="377" calcext:value-type="float">
            <text:p>377</text:p>
          </table:table-cell>
          <table:table-cell table:formula="of:=CEILING([.P$1]*[.P$1]/([.P$1]+[.$A4]))" office:value-type="float" office:value="477" calcext:value-type="float">
            <text:p>477</text:p>
          </table:table-cell>
          <table:table-cell table:formula="of:=CEILING([.Q$1]*[.Q$1]/([.Q$1]+[.$A4]))" office:value-type="float" office:value="576" calcext:value-type="float">
            <text:p>576</text:p>
          </table:table-cell>
          <table:table-cell table:formula="of:=CEILING([.R$1]*[.R$1]/([.R$1]+[.$A4]))" office:value-type="float" office:value="676" calcext:value-type="float">
            <text:p>676</text:p>
          </table:table-cell>
          <table:table-cell table:formula="of:=CEILING([.S$1]*[.S$1]/([.S$1]+[.$A4]))" office:value-type="float" office:value="776" calcext:value-type="float">
            <text:p>776</text:p>
          </table:table-cell>
          <table:table-cell table:formula="of:=CEILING([.T$1]*[.T$1]/([.T$1]+[.$A4]))" office:value-type="float" office:value="876" calcext:value-type="float">
            <text:p>876</text:p>
          </table:table-cell>
          <table:table-cell table:formula="of:=CEILING([.U$1]*[.U$1]/([.U$1]+[.$A4]))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EILING([.C$1]*[.C$1]/([.C$1]+[.$A5]))" office:value-type="float" office:value="2" calcext:value-type="float">
            <text:p>2</text:p>
          </table:table-cell>
          <table:table-cell table:formula="of:=CEILING([.D$1]*[.D$1]/([.D$1]+[.$A5]))" office:value-type="float" office:value="9" calcext:value-type="float">
            <text:p>9</text:p>
          </table:table-cell>
          <table:table-cell table:formula="of:=CEILING([.E$1]*[.E$1]/([.E$1]+[.$A5]))" office:value-type="float" office:value="25" calcext:value-type="float">
            <text:p>25</text:p>
          </table:table-cell>
          <table:table-cell table:formula="of:=CEILING([.F$1]*[.F$1]/([.F$1]+[.$A5]))" office:value-type="float" office:value="45" calcext:value-type="float">
            <text:p>45</text:p>
          </table:table-cell>
          <table:table-cell table:formula="of:=CEILING([.G$1]*[.G$1]/([.G$1]+[.$A5]))" office:value-type="float" office:value="67" calcext:value-type="float">
            <text:p>67</text:p>
          </table:table-cell>
          <table:table-cell table:formula="of:=CEILING([.H$1]*[.H$1]/([.H$1]+[.$A5]))" office:value-type="float" office:value="90" calcext:value-type="float">
            <text:p>90</text:p>
          </table:table-cell>
          <table:table-cell table:formula="of:=CEILING([.I$1]*[.I$1]/([.I$1]+[.$A5]))" office:value-type="float" office:value="113" calcext:value-type="float">
            <text:p>113</text:p>
          </table:table-cell>
          <table:table-cell table:formula="of:=CEILING([.J$1]*[.J$1]/([.J$1]+[.$A5]))" office:value-type="float" office:value="137" calcext:value-type="float">
            <text:p>137</text:p>
          </table:table-cell>
          <table:table-cell table:formula="of:=CEILING([.K$1]*[.K$1]/([.K$1]+[.$A5]))" office:value-type="float" office:value="160" calcext:value-type="float">
            <text:p>160</text:p>
          </table:table-cell>
          <table:table-cell table:formula="of:=CEILING([.L$1]*[.L$1]/([.L$1]+[.$A5]))" office:value-type="float" office:value="209" calcext:value-type="float">
            <text:p>209</text:p>
          </table:table-cell>
          <table:table-cell table:formula="of:=CEILING([.M$1]*[.M$1]/([.M$1]+[.$A5]))" office:value-type="float" office:value="258" calcext:value-type="float">
            <text:p>258</text:p>
          </table:table-cell>
          <table:table-cell table:formula="of:=CEILING([.N$1]*[.N$1]/([.N$1]+[.$A5]))" office:value-type="float" office:value="307" calcext:value-type="float">
            <text:p>307</text:p>
          </table:table-cell>
          <table:table-cell table:formula="of:=CEILING([.O$1]*[.O$1]/([.O$1]+[.$A5]))" office:value-type="float" office:value="356" calcext:value-type="float">
            <text:p>356</text:p>
          </table:table-cell>
          <table:table-cell table:formula="of:=CEILING([.P$1]*[.P$1]/([.P$1]+[.$A5]))" office:value-type="float" office:value="455" calcext:value-type="float">
            <text:p>455</text:p>
          </table:table-cell>
          <table:table-cell table:formula="of:=CEILING([.Q$1]*[.Q$1]/([.Q$1]+[.$A5]))" office:value-type="float" office:value="554" calcext:value-type="float">
            <text:p>554</text:p>
          </table:table-cell>
          <table:table-cell table:formula="of:=CEILING([.R$1]*[.R$1]/([.R$1]+[.$A5]))" office:value-type="float" office:value="654" calcext:value-type="float">
            <text:p>654</text:p>
          </table:table-cell>
          <table:table-cell table:formula="of:=CEILING([.S$1]*[.S$1]/([.S$1]+[.$A5]))" office:value-type="float" office:value="753" calcext:value-type="float">
            <text:p>753</text:p>
          </table:table-cell>
          <table:table-cell table:formula="of:=CEILING([.T$1]*[.T$1]/([.T$1]+[.$A5]))" office:value-type="float" office:value="853" calcext:value-type="float">
            <text:p>853</text:p>
          </table:table-cell>
          <table:table-cell table:formula="of:=CEILING([.U$1]*[.U$1]/([.U$1]+[.$A5]))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CEILING([.C$1]*[.C$1]/([.C$1]+[.$A6]))" office:value-type="float" office:value="2" calcext:value-type="float">
            <text:p>2</text:p>
          </table:table-cell>
          <table:table-cell table:formula="of:=CEILING([.D$1]*[.D$1]/([.D$1]+[.$A6]))" office:value-type="float" office:value="7" calcext:value-type="float">
            <text:p>7</text:p>
          </table:table-cell>
          <table:table-cell table:formula="of:=CEILING([.E$1]*[.E$1]/([.E$1]+[.$A6]))" office:value-type="float" office:value="20" calcext:value-type="float">
            <text:p>20</text:p>
          </table:table-cell>
          <table:table-cell table:formula="of:=CEILING([.F$1]*[.F$1]/([.F$1]+[.$A6]))" office:value-type="float" office:value="38" calcext:value-type="float">
            <text:p>38</text:p>
          </table:table-cell>
          <table:table-cell table:formula="of:=CEILING([.G$1]*[.G$1]/([.G$1]+[.$A6]))" office:value-type="float" office:value="58" calcext:value-type="float">
            <text:p>58</text:p>
          </table:table-cell>
          <table:table-cell table:formula="of:=CEILING([.H$1]*[.H$1]/([.H$1]+[.$A6]))" office:value-type="float" office:value="79" calcext:value-type="float">
            <text:p>79</text:p>
          </table:table-cell>
          <table:table-cell table:formula="of:=CEILING([.I$1]*[.I$1]/([.I$1]+[.$A6]))" office:value-type="float" office:value="100" calcext:value-type="float">
            <text:p>100</text:p>
          </table:table-cell>
          <table:table-cell table:formula="of:=CEILING([.J$1]*[.J$1]/([.J$1]+[.$A6]))" office:value-type="float" office:value="123" calcext:value-type="float">
            <text:p>123</text:p>
          </table:table-cell>
          <table:table-cell table:formula="of:=CEILING([.K$1]*[.K$1]/([.K$1]+[.$A6]))" office:value-type="float" office:value="146" calcext:value-type="float">
            <text:p>146</text:p>
          </table:table-cell>
          <table:table-cell table:formula="of:=CEILING([.L$1]*[.L$1]/([.L$1]+[.$A6]))" office:value-type="float" office:value="193" calcext:value-type="float">
            <text:p>193</text:p>
          </table:table-cell>
          <table:table-cell table:formula="of:=CEILING([.M$1]*[.M$1]/([.M$1]+[.$A6]))" office:value-type="float" office:value="240" calcext:value-type="float">
            <text:p>240</text:p>
          </table:table-cell>
          <table:table-cell table:formula="of:=CEILING([.N$1]*[.N$1]/([.N$1]+[.$A6]))" office:value-type="float" office:value="289" calcext:value-type="float">
            <text:p>289</text:p>
          </table:table-cell>
          <table:table-cell table:formula="of:=CEILING([.O$1]*[.O$1]/([.O$1]+[.$A6]))" office:value-type="float" office:value="337" calcext:value-type="float">
            <text:p>337</text:p>
          </table:table-cell>
          <table:table-cell table:formula="of:=CEILING([.P$1]*[.P$1]/([.P$1]+[.$A6]))" office:value-type="float" office:value="435" calcext:value-type="float">
            <text:p>435</text:p>
          </table:table-cell>
          <table:table-cell table:formula="of:=CEILING([.Q$1]*[.Q$1]/([.Q$1]+[.$A6]))" office:value-type="float" office:value="534" calcext:value-type="float">
            <text:p>534</text:p>
          </table:table-cell>
          <table:table-cell table:formula="of:=CEILING([.R$1]*[.R$1]/([.R$1]+[.$A6]))" office:value-type="float" office:value="633" calcext:value-type="float">
            <text:p>633</text:p>
          </table:table-cell>
          <table:table-cell table:formula="of:=CEILING([.S$1]*[.S$1]/([.S$1]+[.$A6]))" office:value-type="float" office:value="732" calcext:value-type="float">
            <text:p>732</text:p>
          </table:table-cell>
          <table:table-cell table:formula="of:=CEILING([.T$1]*[.T$1]/([.T$1]+[.$A6]))" office:value-type="float" office:value="831" calcext:value-type="float">
            <text:p>831</text:p>
          </table:table-cell>
          <table:table-cell table:formula="of:=CEILING([.U$1]*[.U$1]/([.U$1]+[.$A6]))"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CEILING([.C$1]*[.C$1]/([.C$1]+[.$A7]))" office:value-type="float" office:value="1" calcext:value-type="float">
            <text:p>1</text:p>
          </table:table-cell>
          <table:table-cell table:formula="of:=CEILING([.D$1]*[.D$1]/([.D$1]+[.$A7]))" office:value-type="float" office:value="5" calcext:value-type="float">
            <text:p>5</text:p>
          </table:table-cell>
          <table:table-cell table:formula="of:=CEILING([.E$1]*[.E$1]/([.E$1]+[.$A7]))" office:value-type="float" office:value="17" calcext:value-type="float">
            <text:p>17</text:p>
          </table:table-cell>
          <table:table-cell table:formula="of:=CEILING([.F$1]*[.F$1]/([.F$1]+[.$A7]))" office:value-type="float" office:value="33" calcext:value-type="float">
            <text:p>33</text:p>
          </table:table-cell>
          <table:table-cell table:formula="of:=CEILING([.G$1]*[.G$1]/([.G$1]+[.$A7]))" office:value-type="float" office:value="50" calcext:value-type="float">
            <text:p>50</text:p>
          </table:table-cell>
          <table:table-cell table:formula="of:=CEILING([.H$1]*[.H$1]/([.H$1]+[.$A7]))" office:value-type="float" office:value="70" calcext:value-type="float">
            <text:p>70</text:p>
          </table:table-cell>
          <table:table-cell table:formula="of:=CEILING([.I$1]*[.I$1]/([.I$1]+[.$A7]))" office:value-type="float" office:value="90" calcext:value-type="float">
            <text:p>90</text:p>
          </table:table-cell>
          <table:table-cell table:formula="of:=CEILING([.J$1]*[.J$1]/([.J$1]+[.$A7]))" office:value-type="float" office:value="112" calcext:value-type="float">
            <text:p>112</text:p>
          </table:table-cell>
          <table:table-cell table:formula="of:=CEILING([.K$1]*[.K$1]/([.K$1]+[.$A7]))" office:value-type="float" office:value="134" calcext:value-type="float">
            <text:p>134</text:p>
          </table:table-cell>
          <table:table-cell table:formula="of:=CEILING([.L$1]*[.L$1]/([.L$1]+[.$A7]))" office:value-type="float" office:value="179" calcext:value-type="float">
            <text:p>179</text:p>
          </table:table-cell>
          <table:table-cell table:formula="of:=CEILING([.M$1]*[.M$1]/([.M$1]+[.$A7]))" office:value-type="float" office:value="225" calcext:value-type="float">
            <text:p>225</text:p>
          </table:table-cell>
          <table:table-cell table:formula="of:=CEILING([.N$1]*[.N$1]/([.N$1]+[.$A7]))" office:value-type="float" office:value="273" calcext:value-type="float">
            <text:p>273</text:p>
          </table:table-cell>
          <table:table-cell table:formula="of:=CEILING([.O$1]*[.O$1]/([.O$1]+[.$A7]))" office:value-type="float" office:value="320" calcext:value-type="float">
            <text:p>320</text:p>
          </table:table-cell>
          <table:table-cell table:formula="of:=CEILING([.P$1]*[.P$1]/([.P$1]+[.$A7]))" office:value-type="float" office:value="417" calcext:value-type="float">
            <text:p>417</text:p>
          </table:table-cell>
          <table:table-cell table:formula="of:=CEILING([.Q$1]*[.Q$1]/([.Q$1]+[.$A7]))" office:value-type="float" office:value="515" calcext:value-type="float">
            <text:p>515</text:p>
          </table:table-cell>
          <table:table-cell table:formula="of:=CEILING([.R$1]*[.R$1]/([.R$1]+[.$A7]))" office:value-type="float" office:value="613" calcext:value-type="float">
            <text:p>613</text:p>
          </table:table-cell>
          <table:table-cell table:formula="of:=CEILING([.S$1]*[.S$1]/([.S$1]+[.$A7]))" office:value-type="float" office:value="712" calcext:value-type="float">
            <text:p>712</text:p>
          </table:table-cell>
          <table:table-cell table:formula="of:=CEILING([.T$1]*[.T$1]/([.T$1]+[.$A7]))" office:value-type="float" office:value="810" calcext:value-type="float">
            <text:p>810</text:p>
          </table:table-cell>
          <table:table-cell table:formula="of:=CEILING([.U$1]*[.U$1]/([.U$1]+[.$A7]))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CEILING([.C$1]*[.C$1]/([.C$1]+[.$A8]))" office:value-type="float" office:value="1" calcext:value-type="float">
            <text:p>1</text:p>
          </table:table-cell>
          <table:table-cell table:formula="of:=CEILING([.D$1]*[.D$1]/([.D$1]+[.$A8]))" office:value-type="float" office:value="5" calcext:value-type="float">
            <text:p>5</text:p>
          </table:table-cell>
          <table:table-cell table:formula="of:=CEILING([.E$1]*[.E$1]/([.E$1]+[.$A8]))" office:value-type="float" office:value="15" calcext:value-type="float">
            <text:p>15</text:p>
          </table:table-cell>
          <table:table-cell table:formula="of:=CEILING([.F$1]*[.F$1]/([.F$1]+[.$A8]))" office:value-type="float" office:value="29" calcext:value-type="float">
            <text:p>29</text:p>
          </table:table-cell>
          <table:table-cell table:formula="of:=CEILING([.G$1]*[.G$1]/([.G$1]+[.$A8]))" office:value-type="float" office:value="45" calcext:value-type="float">
            <text:p>45</text:p>
          </table:table-cell>
          <table:table-cell table:formula="of:=CEILING([.H$1]*[.H$1]/([.H$1]+[.$A8]))" office:value-type="float" office:value="63" calcext:value-type="float">
            <text:p>63</text:p>
          </table:table-cell>
          <table:table-cell table:formula="of:=CEILING([.I$1]*[.I$1]/([.I$1]+[.$A8]))" office:value-type="float" office:value="82" calcext:value-type="float">
            <text:p>82</text:p>
          </table:table-cell>
          <table:table-cell table:formula="of:=CEILING([.J$1]*[.J$1]/([.J$1]+[.$A8]))" office:value-type="float" office:value="103" calcext:value-type="float">
            <text:p>103</text:p>
          </table:table-cell>
          <table:table-cell table:formula="of:=CEILING([.K$1]*[.K$1]/([.K$1]+[.$A8]))" office:value-type="float" office:value="124" calcext:value-type="float">
            <text:p>124</text:p>
          </table:table-cell>
          <table:table-cell table:formula="of:=CEILING([.L$1]*[.L$1]/([.L$1]+[.$A8]))" office:value-type="float" office:value="167" calcext:value-type="float">
            <text:p>167</text:p>
          </table:table-cell>
          <table:table-cell table:formula="of:=CEILING([.M$1]*[.M$1]/([.M$1]+[.$A8]))" office:value-type="float" office:value="212" calcext:value-type="float">
            <text:p>212</text:p>
          </table:table-cell>
          <table:table-cell table:formula="of:=CEILING([.N$1]*[.N$1]/([.N$1]+[.$A8]))" office:value-type="float" office:value="258" calcext:value-type="float">
            <text:p>258</text:p>
          </table:table-cell>
          <table:table-cell table:formula="of:=CEILING([.O$1]*[.O$1]/([.O$1]+[.$A8]))" office:value-type="float" office:value="305" calcext:value-type="float">
            <text:p>305</text:p>
          </table:table-cell>
          <table:table-cell table:formula="of:=CEILING([.P$1]*[.P$1]/([.P$1]+[.$A8]))" office:value-type="float" office:value="400" calcext:value-type="float">
            <text:p>400</text:p>
          </table:table-cell>
          <table:table-cell table:formula="of:=CEILING([.Q$1]*[.Q$1]/([.Q$1]+[.$A8]))" office:value-type="float" office:value="497" calcext:value-type="float">
            <text:p>497</text:p>
          </table:table-cell>
          <table:table-cell table:formula="of:=CEILING([.R$1]*[.R$1]/([.R$1]+[.$A8]))" office:value-type="float" office:value="594" calcext:value-type="float">
            <text:p>594</text:p>
          </table:table-cell>
          <table:table-cell table:formula="of:=CEILING([.S$1]*[.S$1]/([.S$1]+[.$A8]))" office:value-type="float" office:value="692" calcext:value-type="float">
            <text:p>692</text:p>
          </table:table-cell>
          <table:table-cell table:formula="of:=CEILING([.T$1]*[.T$1]/([.T$1]+[.$A8]))" office:value-type="float" office:value="791" calcext:value-type="float">
            <text:p>791</text:p>
          </table:table-cell>
          <table:table-cell table:formula="of:=CEILING([.U$1]*[.U$1]/([.U$1]+[.$A8]))"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CEILING([.C$1]*[.C$1]/([.C$1]+[.$A9]))" office:value-type="float" office:value="1" calcext:value-type="float">
            <text:p>1</text:p>
          </table:table-cell>
          <table:table-cell table:formula="of:=CEILING([.D$1]*[.D$1]/([.D$1]+[.$A9]))" office:value-type="float" office:value="4" calcext:value-type="float">
            <text:p>4</text:p>
          </table:table-cell>
          <table:table-cell table:formula="of:=CEILING([.E$1]*[.E$1]/([.E$1]+[.$A9]))" office:value-type="float" office:value="13" calcext:value-type="float">
            <text:p>13</text:p>
          </table:table-cell>
          <table:table-cell table:formula="of:=CEILING([.F$1]*[.F$1]/([.F$1]+[.$A9]))" office:value-type="float" office:value="25" calcext:value-type="float">
            <text:p>25</text:p>
          </table:table-cell>
          <table:table-cell table:formula="of:=CEILING([.G$1]*[.G$1]/([.G$1]+[.$A9]))" office:value-type="float" office:value="40" calcext:value-type="float">
            <text:p>40</text:p>
          </table:table-cell>
          <table:table-cell table:formula="of:=CEILING([.H$1]*[.H$1]/([.H$1]+[.$A9]))" office:value-type="float" office:value="57" calcext:value-type="float">
            <text:p>57</text:p>
          </table:table-cell>
          <table:table-cell table:formula="of:=CEILING([.I$1]*[.I$1]/([.I$1]+[.$A9]))" office:value-type="float" office:value="75" calcext:value-type="float">
            <text:p>75</text:p>
          </table:table-cell>
          <table:table-cell table:formula="of:=CEILING([.J$1]*[.J$1]/([.J$1]+[.$A9]))" office:value-type="float" office:value="95" calcext:value-type="float">
            <text:p>95</text:p>
          </table:table-cell>
          <table:table-cell table:formula="of:=CEILING([.K$1]*[.K$1]/([.K$1]+[.$A9]))" office:value-type="float" office:value="115" calcext:value-type="float">
            <text:p>115</text:p>
          </table:table-cell>
          <table:table-cell table:formula="of:=CEILING([.L$1]*[.L$1]/([.L$1]+[.$A9]))" office:value-type="float" office:value="157" calcext:value-type="float">
            <text:p>157</text:p>
          </table:table-cell>
          <table:table-cell table:formula="of:=CEILING([.M$1]*[.M$1]/([.M$1]+[.$A9]))" office:value-type="float" office:value="200" calcext:value-type="float">
            <text:p>200</text:p>
          </table:table-cell>
          <table:table-cell table:formula="of:=CEILING([.N$1]*[.N$1]/([.N$1]+[.$A9]))" office:value-type="float" office:value="245" calcext:value-type="float">
            <text:p>245</text:p>
          </table:table-cell>
          <table:table-cell table:formula="of:=CEILING([.O$1]*[.O$1]/([.O$1]+[.$A9]))" office:value-type="float" office:value="291" calcext:value-type="float">
            <text:p>291</text:p>
          </table:table-cell>
          <table:table-cell table:formula="of:=CEILING([.P$1]*[.P$1]/([.P$1]+[.$A9]))" office:value-type="float" office:value="385" calcext:value-type="float">
            <text:p>385</text:p>
          </table:table-cell>
          <table:table-cell table:formula="of:=CEILING([.Q$1]*[.Q$1]/([.Q$1]+[.$A9]))" office:value-type="float" office:value="480" calcext:value-type="float">
            <text:p>480</text:p>
          </table:table-cell>
          <table:table-cell table:formula="of:=CEILING([.R$1]*[.R$1]/([.R$1]+[.$A9]))" office:value-type="float" office:value="577" calcext:value-type="float">
            <text:p>577</text:p>
          </table:table-cell>
          <table:table-cell table:formula="of:=CEILING([.S$1]*[.S$1]/([.S$1]+[.$A9]))" office:value-type="float" office:value="674" calcext:value-type="float">
            <text:p>674</text:p>
          </table:table-cell>
          <table:table-cell table:formula="of:=CEILING([.T$1]*[.T$1]/([.T$1]+[.$A9]))" office:value-type="float" office:value="772" calcext:value-type="float">
            <text:p>772</text:p>
          </table:table-cell>
          <table:table-cell table:formula="of:=CEILING([.U$1]*[.U$1]/([.U$1]+[.$A9]))"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CEILING([.C$1]*[.C$1]/([.C$1]+[.$A10]))" office:value-type="float" office:value="1" calcext:value-type="float">
            <text:p>1</text:p>
          </table:table-cell>
          <table:table-cell table:formula="of:=CEILING([.D$1]*[.D$1]/([.D$1]+[.$A10]))" office:value-type="float" office:value="4" calcext:value-type="float">
            <text:p>4</text:p>
          </table:table-cell>
          <table:table-cell table:formula="of:=CEILING([.E$1]*[.E$1]/([.E$1]+[.$A10]))" office:value-type="float" office:value="12" calcext:value-type="float">
            <text:p>12</text:p>
          </table:table-cell>
          <table:table-cell table:formula="of:=CEILING([.F$1]*[.F$1]/([.F$1]+[.$A10]))" office:value-type="float" office:value="23" calcext:value-type="float">
            <text:p>23</text:p>
          </table:table-cell>
          <table:table-cell table:formula="of:=CEILING([.G$1]*[.G$1]/([.G$1]+[.$A10]))" office:value-type="float" office:value="37" calcext:value-type="float">
            <text:p>37</text:p>
          </table:table-cell>
          <table:table-cell table:formula="of:=CEILING([.H$1]*[.H$1]/([.H$1]+[.$A10]))" office:value-type="float" office:value="53" calcext:value-type="float">
            <text:p>53</text:p>
          </table:table-cell>
          <table:table-cell table:formula="of:=CEILING([.I$1]*[.I$1]/([.I$1]+[.$A10]))" office:value-type="float" office:value="70" calcext:value-type="float">
            <text:p>70</text:p>
          </table:table-cell>
          <table:table-cell table:formula="of:=CEILING([.J$1]*[.J$1]/([.J$1]+[.$A10]))" office:value-type="float" office:value="88" calcext:value-type="float">
            <text:p>88</text:p>
          </table:table-cell>
          <table:table-cell table:formula="of:=CEILING([.K$1]*[.K$1]/([.K$1]+[.$A10]))" office:value-type="float" office:value="107" calcext:value-type="float">
            <text:p>107</text:p>
          </table:table-cell>
          <table:table-cell table:formula="of:=CEILING([.L$1]*[.L$1]/([.L$1]+[.$A10]))" office:value-type="float" office:value="148" calcext:value-type="float">
            <text:p>148</text:p>
          </table:table-cell>
          <table:table-cell table:formula="of:=CEILING([.M$1]*[.M$1]/([.M$1]+[.$A10]))" office:value-type="float" office:value="190" calcext:value-type="float">
            <text:p>190</text:p>
          </table:table-cell>
          <table:table-cell table:formula="of:=CEILING([.N$1]*[.N$1]/([.N$1]+[.$A10]))" office:value-type="float" office:value="234" calcext:value-type="float">
            <text:p>234</text:p>
          </table:table-cell>
          <table:table-cell table:formula="of:=CEILING([.O$1]*[.O$1]/([.O$1]+[.$A10]))" office:value-type="float" office:value="279" calcext:value-type="float">
            <text:p>279</text:p>
          </table:table-cell>
          <table:table-cell table:formula="of:=CEILING([.P$1]*[.P$1]/([.P$1]+[.$A10]))" office:value-type="float" office:value="371" calcext:value-type="float">
            <text:p>371</text:p>
          </table:table-cell>
          <table:table-cell table:formula="of:=CEILING([.Q$1]*[.Q$1]/([.Q$1]+[.$A10]))" office:value-type="float" office:value="465" calcext:value-type="float">
            <text:p>465</text:p>
          </table:table-cell>
          <table:table-cell table:formula="of:=CEILING([.R$1]*[.R$1]/([.R$1]+[.$A10]))" office:value-type="float" office:value="560" calcext:value-type="float">
            <text:p>560</text:p>
          </table:table-cell>
          <table:table-cell table:formula="of:=CEILING([.S$1]*[.S$1]/([.S$1]+[.$A10]))" office:value-type="float" office:value="657" calcext:value-type="float">
            <text:p>657</text:p>
          </table:table-cell>
          <table:table-cell table:formula="of:=CEILING([.T$1]*[.T$1]/([.T$1]+[.$A10]))" office:value-type="float" office:value="754" calcext:value-type="float">
            <text:p>754</text:p>
          </table:table-cell>
          <table:table-cell table:formula="of:=CEILING([.U$1]*[.U$1]/([.U$1]+[.$A10]))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CEILING([.C$1]*[.C$1]/([.C$1]+[.$A11]))" office:value-type="float" office:value="1" calcext:value-type="float">
            <text:p>1</text:p>
          </table:table-cell>
          <table:table-cell table:formula="of:=CEILING([.D$1]*[.D$1]/([.D$1]+[.$A11]))" office:value-type="float" office:value="3" calcext:value-type="float">
            <text:p>3</text:p>
          </table:table-cell>
          <table:table-cell table:formula="of:=CEILING([.E$1]*[.E$1]/([.E$1]+[.$A11]))" office:value-type="float" office:value="10" calcext:value-type="float">
            <text:p>10</text:p>
          </table:table-cell>
          <table:table-cell table:formula="of:=CEILING([.F$1]*[.F$1]/([.F$1]+[.$A11]))" office:value-type="float" office:value="21" calcext:value-type="float">
            <text:p>21</text:p>
          </table:table-cell>
          <table:table-cell table:formula="of:=CEILING([.G$1]*[.G$1]/([.G$1]+[.$A11]))" office:value-type="float" office:value="34" calcext:value-type="float">
            <text:p>34</text:p>
          </table:table-cell>
          <table:table-cell table:formula="of:=CEILING([.H$1]*[.H$1]/([.H$1]+[.$A11]))" office:value-type="float" office:value="49" calcext:value-type="float">
            <text:p>49</text:p>
          </table:table-cell>
          <table:table-cell table:formula="of:=CEILING([.I$1]*[.I$1]/([.I$1]+[.$A11]))" office:value-type="float" office:value="65" calcext:value-type="float">
            <text:p>65</text:p>
          </table:table-cell>
          <table:table-cell table:formula="of:=CEILING([.J$1]*[.J$1]/([.J$1]+[.$A11]))" office:value-type="float" office:value="82" calcext:value-type="float">
            <text:p>82</text:p>
          </table:table-cell>
          <table:table-cell table:formula="of:=CEILING([.K$1]*[.K$1]/([.K$1]+[.$A11]))" office:value-type="float" office:value="100" calcext:value-type="float">
            <text:p>100</text:p>
          </table:table-cell>
          <table:table-cell table:formula="of:=CEILING([.L$1]*[.L$1]/([.L$1]+[.$A11]))" office:value-type="float" office:value="139" calcext:value-type="float">
            <text:p>139</text:p>
          </table:table-cell>
          <table:table-cell table:formula="of:=CEILING([.M$1]*[.M$1]/([.M$1]+[.$A11]))" office:value-type="float" office:value="180" calcext:value-type="float">
            <text:p>180</text:p>
          </table:table-cell>
          <table:table-cell table:formula="of:=CEILING([.N$1]*[.N$1]/([.N$1]+[.$A11]))" office:value-type="float" office:value="223" calcext:value-type="float">
            <text:p>223</text:p>
          </table:table-cell>
          <table:table-cell table:formula="of:=CEILING([.O$1]*[.O$1]/([.O$1]+[.$A11]))" office:value-type="float" office:value="267" calcext:value-type="float">
            <text:p>267</text:p>
          </table:table-cell>
          <table:table-cell table:formula="of:=CEILING([.P$1]*[.P$1]/([.P$1]+[.$A11]))" office:value-type="float" office:value="358" calcext:value-type="float">
            <text:p>358</text:p>
          </table:table-cell>
          <table:table-cell table:formula="of:=CEILING([.Q$1]*[.Q$1]/([.Q$1]+[.$A11]))" office:value-type="float" office:value="450" calcext:value-type="float">
            <text:p>450</text:p>
          </table:table-cell>
          <table:table-cell table:formula="of:=CEILING([.R$1]*[.R$1]/([.R$1]+[.$A11]))" office:value-type="float" office:value="545" calcext:value-type="float">
            <text:p>545</text:p>
          </table:table-cell>
          <table:table-cell table:formula="of:=CEILING([.S$1]*[.S$1]/([.S$1]+[.$A11]))" office:value-type="float" office:value="640" calcext:value-type="float">
            <text:p>640</text:p>
          </table:table-cell>
          <table:table-cell table:formula="of:=CEILING([.T$1]*[.T$1]/([.T$1]+[.$A11]))" office:value-type="float" office:value="737" calcext:value-type="float">
            <text:p>737</text:p>
          </table:table-cell>
          <table:table-cell table:formula="of:=CEILING([.U$1]*[.U$1]/([.U$1]+[.$A11]))"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CEILING([.C$1]*[.C$1]/([.C$1]+[.$A12]))" office:value-type="float" office:value="1" calcext:value-type="float">
            <text:p>1</text:p>
          </table:table-cell>
          <table:table-cell table:formula="of:=CEILING([.D$1]*[.D$1]/([.D$1]+[.$A12]))" office:value-type="float" office:value="3" calcext:value-type="float">
            <text:p>3</text:p>
          </table:table-cell>
          <table:table-cell table:formula="of:=CEILING([.E$1]*[.E$1]/([.E$1]+[.$A12]))" office:value-type="float" office:value="9" calcext:value-type="float">
            <text:p>9</text:p>
          </table:table-cell>
          <table:table-cell table:formula="of:=CEILING([.F$1]*[.F$1]/([.F$1]+[.$A12]))" office:value-type="float" office:value="18" calcext:value-type="float">
            <text:p>18</text:p>
          </table:table-cell>
          <table:table-cell table:formula="of:=CEILING([.G$1]*[.G$1]/([.G$1]+[.$A12]))" office:value-type="float" office:value="29" calcext:value-type="float">
            <text:p>29</text:p>
          </table:table-cell>
          <table:table-cell table:formula="of:=CEILING([.H$1]*[.H$1]/([.H$1]+[.$A12]))" office:value-type="float" office:value="42" calcext:value-type="float">
            <text:p>42</text:p>
          </table:table-cell>
          <table:table-cell table:formula="of:=CEILING([.I$1]*[.I$1]/([.I$1]+[.$A12]))" office:value-type="float" office:value="57" calcext:value-type="float">
            <text:p>57</text:p>
          </table:table-cell>
          <table:table-cell table:formula="of:=CEILING([.J$1]*[.J$1]/([.J$1]+[.$A12]))" office:value-type="float" office:value="73" calcext:value-type="float">
            <text:p>73</text:p>
          </table:table-cell>
          <table:table-cell table:formula="of:=CEILING([.K$1]*[.K$1]/([.K$1]+[.$A12]))" office:value-type="float" office:value="89" calcext:value-type="float">
            <text:p>89</text:p>
          </table:table-cell>
          <table:table-cell table:formula="of:=CEILING([.L$1]*[.L$1]/([.L$1]+[.$A12]))" office:value-type="float" office:value="125" calcext:value-type="float">
            <text:p>125</text:p>
          </table:table-cell>
          <table:table-cell table:formula="of:=CEILING([.M$1]*[.M$1]/([.M$1]+[.$A12]))" office:value-type="float" office:value="164" calcext:value-type="float">
            <text:p>164</text:p>
          </table:table-cell>
          <table:table-cell table:formula="of:=CEILING([.N$1]*[.N$1]/([.N$1]+[.$A12]))" office:value-type="float" office:value="205" calcext:value-type="float">
            <text:p>205</text:p>
          </table:table-cell>
          <table:table-cell table:formula="of:=CEILING([.O$1]*[.O$1]/([.O$1]+[.$A12]))" office:value-type="float" office:value="247" calcext:value-type="float">
            <text:p>247</text:p>
          </table:table-cell>
          <table:table-cell table:formula="of:=CEILING([.P$1]*[.P$1]/([.P$1]+[.$A12]))" office:value-type="float" office:value="334" calcext:value-type="float">
            <text:p>334</text:p>
          </table:table-cell>
          <table:table-cell table:formula="of:=CEILING([.Q$1]*[.Q$1]/([.Q$1]+[.$A12]))" office:value-type="float" office:value="424" calcext:value-type="float">
            <text:p>424</text:p>
          </table:table-cell>
          <table:table-cell table:formula="of:=CEILING([.R$1]*[.R$1]/([.R$1]+[.$A12]))" office:value-type="float" office:value="516" calcext:value-type="float">
            <text:p>516</text:p>
          </table:table-cell>
          <table:table-cell table:formula="of:=CEILING([.S$1]*[.S$1]/([.S$1]+[.$A12]))" office:value-type="float" office:value="610" calcext:value-type="float">
            <text:p>610</text:p>
          </table:table-cell>
          <table:table-cell table:formula="of:=CEILING([.T$1]*[.T$1]/([.T$1]+[.$A12]))" office:value-type="float" office:value="705" calcext:value-type="float">
            <text:p>705</text:p>
          </table:table-cell>
          <table:table-cell table:formula="of:=CEILING([.U$1]*[.U$1]/([.U$1]+[.$A12])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CEILING([.C$1]*[.C$1]/([.C$1]+[.$A13]))" office:value-type="float" office:value="1" calcext:value-type="float">
            <text:p>1</text:p>
          </table:table-cell>
          <table:table-cell table:formula="of:=CEILING([.D$1]*[.D$1]/([.D$1]+[.$A13]))" office:value-type="float" office:value="2" calcext:value-type="float">
            <text:p>2</text:p>
          </table:table-cell>
          <table:table-cell table:formula="of:=CEILING([.E$1]*[.E$1]/([.E$1]+[.$A13]))" office:value-type="float" office:value="8" calcext:value-type="float">
            <text:p>8</text:p>
          </table:table-cell>
          <table:table-cell table:formula="of:=CEILING([.F$1]*[.F$1]/([.F$1]+[.$A13]))" office:value-type="float" office:value="15" calcext:value-type="float">
            <text:p>15</text:p>
          </table:table-cell>
          <table:table-cell table:formula="of:=CEILING([.G$1]*[.G$1]/([.G$1]+[.$A13]))" office:value-type="float" office:value="25" calcext:value-type="float">
            <text:p>25</text:p>
          </table:table-cell>
          <table:table-cell table:formula="of:=CEILING([.H$1]*[.H$1]/([.H$1]+[.$A13]))" office:value-type="float" office:value="37" calcext:value-type="float">
            <text:p>37</text:p>
          </table:table-cell>
          <table:table-cell table:formula="of:=CEILING([.I$1]*[.I$1]/([.I$1]+[.$A13]))" office:value-type="float" office:value="50" calcext:value-type="float">
            <text:p>50</text:p>
          </table:table-cell>
          <table:table-cell table:formula="of:=CEILING([.J$1]*[.J$1]/([.J$1]+[.$A13]))" office:value-type="float" office:value="65" calcext:value-type="float">
            <text:p>65</text:p>
          </table:table-cell>
          <table:table-cell table:formula="of:=CEILING([.K$1]*[.K$1]/([.K$1]+[.$A13]))" office:value-type="float" office:value="80" calcext:value-type="float">
            <text:p>80</text:p>
          </table:table-cell>
          <table:table-cell table:formula="of:=CEILING([.L$1]*[.L$1]/([.L$1]+[.$A13]))" office:value-type="float" office:value="114" calcext:value-type="float">
            <text:p>114</text:p>
          </table:table-cell>
          <table:table-cell table:formula="of:=CEILING([.M$1]*[.M$1]/([.M$1]+[.$A13]))" office:value-type="float" office:value="150" calcext:value-type="float">
            <text:p>150</text:p>
          </table:table-cell>
          <table:table-cell table:formula="of:=CEILING([.N$1]*[.N$1]/([.N$1]+[.$A13]))" office:value-type="float" office:value="189" calcext:value-type="float">
            <text:p>189</text:p>
          </table:table-cell>
          <table:table-cell table:formula="of:=CEILING([.O$1]*[.O$1]/([.O$1]+[.$A13]))" office:value-type="float" office:value="229" calcext:value-type="float">
            <text:p>229</text:p>
          </table:table-cell>
          <table:table-cell table:formula="of:=CEILING([.P$1]*[.P$1]/([.P$1]+[.$A13]))" office:value-type="float" office:value="313" calcext:value-type="float">
            <text:p>313</text:p>
          </table:table-cell>
          <table:table-cell table:formula="of:=CEILING([.Q$1]*[.Q$1]/([.Q$1]+[.$A13]))" office:value-type="float" office:value="400" calcext:value-type="float">
            <text:p>400</text:p>
          </table:table-cell>
          <table:table-cell table:formula="of:=CEILING([.R$1]*[.R$1]/([.R$1]+[.$A13]))" office:value-type="float" office:value="490" calcext:value-type="float">
            <text:p>490</text:p>
          </table:table-cell>
          <table:table-cell table:formula="of:=CEILING([.S$1]*[.S$1]/([.S$1]+[.$A13]))" office:value-type="float" office:value="582" calcext:value-type="float">
            <text:p>582</text:p>
          </table:table-cell>
          <table:table-cell table:formula="of:=CEILING([.T$1]*[.T$1]/([.T$1]+[.$A13]))" office:value-type="float" office:value="675" calcext:value-type="float">
            <text:p>675</text:p>
          </table:table-cell>
          <table:table-cell table:formula="of:=CEILING([.U$1]*[.U$1]/([.U$1]+[.$A13]))"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CEILING([.C$1]*[.C$1]/([.C$1]+[.$A14]))" office:value-type="float" office:value="1" calcext:value-type="float">
            <text:p>1</text:p>
          </table:table-cell>
          <table:table-cell table:formula="of:=CEILING([.D$1]*[.D$1]/([.D$1]+[.$A14]))" office:value-type="float" office:value="2" calcext:value-type="float">
            <text:p>2</text:p>
          </table:table-cell>
          <table:table-cell table:formula="of:=CEILING([.E$1]*[.E$1]/([.E$1]+[.$A14]))" office:value-type="float" office:value="7" calcext:value-type="float">
            <text:p>7</text:p>
          </table:table-cell>
          <table:table-cell table:formula="of:=CEILING([.F$1]*[.F$1]/([.F$1]+[.$A14]))" office:value-type="float" office:value="14" calcext:value-type="float">
            <text:p>14</text:p>
          </table:table-cell>
          <table:table-cell table:formula="of:=CEILING([.G$1]*[.G$1]/([.G$1]+[.$A14]))" office:value-type="float" office:value="23" calcext:value-type="float">
            <text:p>23</text:p>
          </table:table-cell>
          <table:table-cell table:formula="of:=CEILING([.H$1]*[.H$1]/([.H$1]+[.$A14]))" office:value-type="float" office:value="33" calcext:value-type="float">
            <text:p>33</text:p>
          </table:table-cell>
          <table:table-cell table:formula="of:=CEILING([.I$1]*[.I$1]/([.I$1]+[.$A14]))" office:value-type="float" office:value="45" calcext:value-type="float">
            <text:p>45</text:p>
          </table:table-cell>
          <table:table-cell table:formula="of:=CEILING([.J$1]*[.J$1]/([.J$1]+[.$A14]))" office:value-type="float" office:value="59" calcext:value-type="float">
            <text:p>59</text:p>
          </table:table-cell>
          <table:table-cell table:formula="of:=CEILING([.K$1]*[.K$1]/([.K$1]+[.$A14]))" office:value-type="float" office:value="73" calcext:value-type="float">
            <text:p>73</text:p>
          </table:table-cell>
          <table:table-cell table:formula="of:=CEILING([.L$1]*[.L$1]/([.L$1]+[.$A14]))" office:value-type="float" office:value="105" calcext:value-type="float">
            <text:p>105</text:p>
          </table:table-cell>
          <table:table-cell table:formula="of:=CEILING([.M$1]*[.M$1]/([.M$1]+[.$A14]))" office:value-type="float" office:value="139" calcext:value-type="float">
            <text:p>139</text:p>
          </table:table-cell>
          <table:table-cell table:formula="of:=CEILING([.N$1]*[.N$1]/([.N$1]+[.$A14]))" office:value-type="float" office:value="175" calcext:value-type="float">
            <text:p>175</text:p>
          </table:table-cell>
          <table:table-cell table:formula="of:=CEILING([.O$1]*[.O$1]/([.O$1]+[.$A14]))" office:value-type="float" office:value="214" calcext:value-type="float">
            <text:p>214</text:p>
          </table:table-cell>
          <table:table-cell table:formula="of:=CEILING([.P$1]*[.P$1]/([.P$1]+[.$A14]))" office:value-type="float" office:value="295" calcext:value-type="float">
            <text:p>295</text:p>
          </table:table-cell>
          <table:table-cell table:formula="of:=CEILING([.Q$1]*[.Q$1]/([.Q$1]+[.$A14]))" office:value-type="float" office:value="379" calcext:value-type="float">
            <text:p>379</text:p>
          </table:table-cell>
          <table:table-cell table:formula="of:=CEILING([.R$1]*[.R$1]/([.R$1]+[.$A14]))" office:value-type="float" office:value="467" calcext:value-type="float">
            <text:p>467</text:p>
          </table:table-cell>
          <table:table-cell table:formula="of:=CEILING([.S$1]*[.S$1]/([.S$1]+[.$A14]))" office:value-type="float" office:value="557" calcext:value-type="float">
            <text:p>557</text:p>
          </table:table-cell>
          <table:table-cell table:formula="of:=CEILING([.T$1]*[.T$1]/([.T$1]+[.$A14]))" office:value-type="float" office:value="648" calcext:value-type="float">
            <text:p>648</text:p>
          </table:table-cell>
          <table:table-cell table:formula="of:=CEILING([.U$1]*[.U$1]/([.U$1]+[.$A14]))"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CEILING([.C$1]*[.C$1]/([.C$1]+[.$A15]))" office:value-type="float" office:value="1" calcext:value-type="float">
            <text:p>1</text:p>
          </table:table-cell>
          <table:table-cell table:formula="of:=CEILING([.D$1]*[.D$1]/([.D$1]+[.$A15]))" office:value-type="float" office:value="2" calcext:value-type="float">
            <text:p>2</text:p>
          </table:table-cell>
          <table:table-cell table:formula="of:=CEILING([.E$1]*[.E$1]/([.E$1]+[.$A15]))" office:value-type="float" office:value="6" calcext:value-type="float">
            <text:p>6</text:p>
          </table:table-cell>
          <table:table-cell table:formula="of:=CEILING([.F$1]*[.F$1]/([.F$1]+[.$A15]))" office:value-type="float" office:value="12" calcext:value-type="float">
            <text:p>12</text:p>
          </table:table-cell>
          <table:table-cell table:formula="of:=CEILING([.G$1]*[.G$1]/([.G$1]+[.$A15]))" office:value-type="float" office:value="20" calcext:value-type="float">
            <text:p>20</text:p>
          </table:table-cell>
          <table:table-cell table:formula="of:=CEILING([.H$1]*[.H$1]/([.H$1]+[.$A15]))" office:value-type="float" office:value="30" calcext:value-type="float">
            <text:p>30</text:p>
          </table:table-cell>
          <table:table-cell table:formula="of:=CEILING([.I$1]*[.I$1]/([.I$1]+[.$A15]))" office:value-type="float" office:value="41" calcext:value-type="float">
            <text:p>41</text:p>
          </table:table-cell>
          <table:table-cell table:formula="of:=CEILING([.J$1]*[.J$1]/([.J$1]+[.$A15]))" office:value-type="float" office:value="54" calcext:value-type="float">
            <text:p>54</text:p>
          </table:table-cell>
          <table:table-cell table:formula="of:=CEILING([.K$1]*[.K$1]/([.K$1]+[.$A15]))" office:value-type="float" office:value="67" calcext:value-type="float">
            <text:p>67</text:p>
          </table:table-cell>
          <table:table-cell table:formula="of:=CEILING([.L$1]*[.L$1]/([.L$1]+[.$A15]))" office:value-type="float" office:value="97" calcext:value-type="float">
            <text:p>97</text:p>
          </table:table-cell>
          <table:table-cell table:formula="of:=CEILING([.M$1]*[.M$1]/([.M$1]+[.$A15]))" office:value-type="float" office:value="129" calcext:value-type="float">
            <text:p>129</text:p>
          </table:table-cell>
          <table:table-cell table:formula="of:=CEILING([.N$1]*[.N$1]/([.N$1]+[.$A15]))" office:value-type="float" office:value="164" calcext:value-type="float">
            <text:p>164</text:p>
          </table:table-cell>
          <table:table-cell table:formula="of:=CEILING([.O$1]*[.O$1]/([.O$1]+[.$A15]))" office:value-type="float" office:value="200" calcext:value-type="float">
            <text:p>200</text:p>
          </table:table-cell>
          <table:table-cell table:formula="of:=CEILING([.P$1]*[.P$1]/([.P$1]+[.$A15]))" office:value-type="float" office:value="278" calcext:value-type="float">
            <text:p>278</text:p>
          </table:table-cell>
          <table:table-cell table:formula="of:=CEILING([.Q$1]*[.Q$1]/([.Q$1]+[.$A15]))" office:value-type="float" office:value="360" calcext:value-type="float">
            <text:p>360</text:p>
          </table:table-cell>
          <table:table-cell table:formula="of:=CEILING([.R$1]*[.R$1]/([.R$1]+[.$A15]))" office:value-type="float" office:value="446" calcext:value-type="float">
            <text:p>446</text:p>
          </table:table-cell>
          <table:table-cell table:formula="of:=CEILING([.S$1]*[.S$1]/([.S$1]+[.$A15]))" office:value-type="float" office:value="534" calcext:value-type="float">
            <text:p>534</text:p>
          </table:table-cell>
          <table:table-cell table:formula="of:=CEILING([.T$1]*[.T$1]/([.T$1]+[.$A15]))" office:value-type="float" office:value="624" calcext:value-type="float">
            <text:p>624</text:p>
          </table:table-cell>
          <table:table-cell table:formula="of:=CEILING([.U$1]*[.U$1]/([.U$1]+[.$A15]))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CEILING([.C$1]*[.C$1]/([.C$1]+[.$A16]))" office:value-type="float" office:value="1" calcext:value-type="float">
            <text:p>1</text:p>
          </table:table-cell>
          <table:table-cell table:formula="of:=CEILING([.D$1]*[.D$1]/([.D$1]+[.$A16]))" office:value-type="float" office:value="2" calcext:value-type="float">
            <text:p>2</text:p>
          </table:table-cell>
          <table:table-cell table:formula="of:=CEILING([.E$1]*[.E$1]/([.E$1]+[.$A16]))" office:value-type="float" office:value="5" calcext:value-type="float">
            <text:p>5</text:p>
          </table:table-cell>
          <table:table-cell table:formula="of:=CEILING([.F$1]*[.F$1]/([.F$1]+[.$A16]))" office:value-type="float" office:value="10" calcext:value-type="float">
            <text:p>10</text:p>
          </table:table-cell>
          <table:table-cell table:formula="of:=CEILING([.G$1]*[.G$1]/([.G$1]+[.$A16]))" office:value-type="float" office:value="17" calcext:value-type="float">
            <text:p>17</text:p>
          </table:table-cell>
          <table:table-cell table:formula="of:=CEILING([.H$1]*[.H$1]/([.H$1]+[.$A16]))" office:value-type="float" office:value="25" calcext:value-type="float">
            <text:p>25</text:p>
          </table:table-cell>
          <table:table-cell table:formula="of:=CEILING([.I$1]*[.I$1]/([.I$1]+[.$A16]))" office:value-type="float" office:value="35" calcext:value-type="float">
            <text:p>35</text:p>
          </table:table-cell>
          <table:table-cell table:formula="of:=CEILING([.J$1]*[.J$1]/([.J$1]+[.$A16]))" office:value-type="float" office:value="46" calcext:value-type="float">
            <text:p>46</text:p>
          </table:table-cell>
          <table:table-cell table:formula="of:=CEILING([.K$1]*[.K$1]/([.K$1]+[.$A16]))" office:value-type="float" office:value="58" calcext:value-type="float">
            <text:p>58</text:p>
          </table:table-cell>
          <table:table-cell table:formula="of:=CEILING([.L$1]*[.L$1]/([.L$1]+[.$A16]))" office:value-type="float" office:value="84" calcext:value-type="float">
            <text:p>84</text:p>
          </table:table-cell>
          <table:table-cell table:formula="of:=CEILING([.M$1]*[.M$1]/([.M$1]+[.$A16]))" office:value-type="float" office:value="113" calcext:value-type="float">
            <text:p>113</text:p>
          </table:table-cell>
          <table:table-cell table:formula="of:=CEILING([.N$1]*[.N$1]/([.N$1]+[.$A16]))" office:value-type="float" office:value="145" calcext:value-type="float">
            <text:p>145</text:p>
          </table:table-cell>
          <table:table-cell table:formula="of:=CEILING([.O$1]*[.O$1]/([.O$1]+[.$A16]))" office:value-type="float" office:value="178" calcext:value-type="float">
            <text:p>178</text:p>
          </table:table-cell>
          <table:table-cell table:formula="of:=CEILING([.P$1]*[.P$1]/([.P$1]+[.$A16]))" office:value-type="float" office:value="250" calcext:value-type="float">
            <text:p>250</text:p>
          </table:table-cell>
          <table:table-cell table:formula="of:=CEILING([.Q$1]*[.Q$1]/([.Q$1]+[.$A16]))" office:value-type="float" office:value="328" calcext:value-type="float">
            <text:p>328</text:p>
          </table:table-cell>
          <table:table-cell table:formula="of:=CEILING([.R$1]*[.R$1]/([.R$1]+[.$A16]))" office:value-type="float" office:value="409" calcext:value-type="float">
            <text:p>409</text:p>
          </table:table-cell>
          <table:table-cell table:formula="of:=CEILING([.S$1]*[.S$1]/([.S$1]+[.$A16]))" office:value-type="float" office:value="493" calcext:value-type="float">
            <text:p>493</text:p>
          </table:table-cell>
          <table:table-cell table:formula="of:=CEILING([.T$1]*[.T$1]/([.T$1]+[.$A16]))" office:value-type="float" office:value="579" calcext:value-type="float">
            <text:p>579</text:p>
          </table:table-cell>
          <table:table-cell table:formula="of:=CEILING([.U$1]*[.U$1]/([.U$1]+[.$A16]))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formula="of:=CEILING([.C$1]*[.C$1]/([.C$1]+[.$A17]))" office:value-type="float" office:value="1" calcext:value-type="float">
            <text:p>1</text:p>
          </table:table-cell>
          <table:table-cell table:formula="of:=CEILING([.D$1]*[.D$1]/([.D$1]+[.$A17]))" office:value-type="float" office:value="1" calcext:value-type="float">
            <text:p>1</text:p>
          </table:table-cell>
          <table:table-cell table:formula="of:=CEILING([.E$1]*[.E$1]/([.E$1]+[.$A17]))" office:value-type="float" office:value="4" calcext:value-type="float">
            <text:p>4</text:p>
          </table:table-cell>
          <table:table-cell table:formula="of:=CEILING([.F$1]*[.F$1]/([.F$1]+[.$A17]))" office:value-type="float" office:value="9" calcext:value-type="float">
            <text:p>9</text:p>
          </table:table-cell>
          <table:table-cell table:formula="of:=CEILING([.G$1]*[.G$1]/([.G$1]+[.$A17]))" office:value-type="float" office:value="15" calcext:value-type="float">
            <text:p>15</text:p>
          </table:table-cell>
          <table:table-cell table:formula="of:=CEILING([.H$1]*[.H$1]/([.H$1]+[.$A17]))" office:value-type="float" office:value="22" calcext:value-type="float">
            <text:p>22</text:p>
          </table:table-cell>
          <table:table-cell table:formula="of:=CEILING([.I$1]*[.I$1]/([.I$1]+[.$A17]))" office:value-type="float" office:value="30" calcext:value-type="float">
            <text:p>30</text:p>
          </table:table-cell>
          <table:table-cell table:formula="of:=CEILING([.J$1]*[.J$1]/([.J$1]+[.$A17]))" office:value-type="float" office:value="40" calcext:value-type="float">
            <text:p>40</text:p>
          </table:table-cell>
          <table:table-cell table:formula="of:=CEILING([.K$1]*[.K$1]/([.K$1]+[.$A17]))" office:value-type="float" office:value="50" calcext:value-type="float">
            <text:p>50</text:p>
          </table:table-cell>
          <table:table-cell table:formula="of:=CEILING([.L$1]*[.L$1]/([.L$1]+[.$A17]))" office:value-type="float" office:value="74" calcext:value-type="float">
            <text:p>74</text:p>
          </table:table-cell>
          <table:table-cell table:formula="of:=CEILING([.M$1]*[.M$1]/([.M$1]+[.$A17]))" office:value-type="float" office:value="100" calcext:value-type="float">
            <text:p>100</text:p>
          </table:table-cell>
          <table:table-cell table:formula="of:=CEILING([.N$1]*[.N$1]/([.N$1]+[.$A17]))" office:value-type="float" office:value="129" calcext:value-type="float">
            <text:p>129</text:p>
          </table:table-cell>
          <table:table-cell table:formula="of:=CEILING([.O$1]*[.O$1]/([.O$1]+[.$A17]))" office:value-type="float" office:value="160" calcext:value-type="float">
            <text:p>160</text:p>
          </table:table-cell>
          <table:table-cell table:formula="of:=CEILING([.P$1]*[.P$1]/([.P$1]+[.$A17]))" office:value-type="float" office:value="228" calcext:value-type="float">
            <text:p>228</text:p>
          </table:table-cell>
          <table:table-cell table:formula="of:=CEILING([.Q$1]*[.Q$1]/([.Q$1]+[.$A17]))" office:value-type="float" office:value="300" calcext:value-type="float">
            <text:p>300</text:p>
          </table:table-cell>
          <table:table-cell table:formula="of:=CEILING([.R$1]*[.R$1]/([.R$1]+[.$A17]))" office:value-type="float" office:value="377" calcext:value-type="float">
            <text:p>377</text:p>
          </table:table-cell>
          <table:table-cell table:formula="of:=CEILING([.S$1]*[.S$1]/([.S$1]+[.$A17]))" office:value-type="float" office:value="458" calcext:value-type="float">
            <text:p>458</text:p>
          </table:table-cell>
          <table:table-cell table:formula="of:=CEILING([.T$1]*[.T$1]/([.T$1]+[.$A17]))" office:value-type="float" office:value="540" calcext:value-type="float">
            <text:p>540</text:p>
          </table:table-cell>
          <table:table-cell table:formula="of:=CEILING([.U$1]*[.U$1]/([.U$1]+[.$A17]))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CEILING([.C$1]*[.C$1]/([.C$1]+[.$A18]))" office:value-type="float" office:value="1" calcext:value-type="float">
            <text:p>1</text:p>
          </table:table-cell>
          <table:table-cell table:formula="of:=CEILING([.D$1]*[.D$1]/([.D$1]+[.$A18]))" office:value-type="float" office:value="1" calcext:value-type="float">
            <text:p>1</text:p>
          </table:table-cell>
          <table:table-cell table:formula="of:=CEILING([.E$1]*[.E$1]/([.E$1]+[.$A18]))" office:value-type="float" office:value="4" calcext:value-type="float">
            <text:p>4</text:p>
          </table:table-cell>
          <table:table-cell table:formula="of:=CEILING([.F$1]*[.F$1]/([.F$1]+[.$A18]))" office:value-type="float" office:value="8" calcext:value-type="float">
            <text:p>8</text:p>
          </table:table-cell>
          <table:table-cell table:formula="of:=CEILING([.G$1]*[.G$1]/([.G$1]+[.$A18]))" office:value-type="float" office:value="13" calcext:value-type="float">
            <text:p>13</text:p>
          </table:table-cell>
          <table:table-cell table:formula="of:=CEILING([.H$1]*[.H$1]/([.H$1]+[.$A18]))" office:value-type="float" office:value="19" calcext:value-type="float">
            <text:p>19</text:p>
          </table:table-cell>
          <table:table-cell table:formula="of:=CEILING([.I$1]*[.I$1]/([.I$1]+[.$A18]))" office:value-type="float" office:value="27" calcext:value-type="float">
            <text:p>27</text:p>
          </table:table-cell>
          <table:table-cell table:formula="of:=CEILING([.J$1]*[.J$1]/([.J$1]+[.$A18]))" office:value-type="float" office:value="35" calcext:value-type="float">
            <text:p>35</text:p>
          </table:table-cell>
          <table:table-cell table:formula="of:=CEILING([.K$1]*[.K$1]/([.K$1]+[.$A18]))" office:value-type="float" office:value="45" calcext:value-type="float">
            <text:p>45</text:p>
          </table:table-cell>
          <table:table-cell table:formula="of:=CEILING([.L$1]*[.L$1]/([.L$1]+[.$A18]))" office:value-type="float" office:value="66" calcext:value-type="float">
            <text:p>66</text:p>
          </table:table-cell>
          <table:table-cell table:formula="of:=CEILING([.M$1]*[.M$1]/([.M$1]+[.$A18]))" office:value-type="float" office:value="90" calcext:value-type="float">
            <text:p>90</text:p>
          </table:table-cell>
          <table:table-cell table:formula="of:=CEILING([.N$1]*[.N$1]/([.N$1]+[.$A18]))" office:value-type="float" office:value="117" calcext:value-type="float">
            <text:p>117</text:p>
          </table:table-cell>
          <table:table-cell table:formula="of:=CEILING([.O$1]*[.O$1]/([.O$1]+[.$A18]))" office:value-type="float" office:value="146" calcext:value-type="float">
            <text:p>146</text:p>
          </table:table-cell>
          <table:table-cell table:formula="of:=CEILING([.P$1]*[.P$1]/([.P$1]+[.$A18]))" office:value-type="float" office:value="209" calcext:value-type="float">
            <text:p>209</text:p>
          </table:table-cell>
          <table:table-cell table:formula="of:=CEILING([.Q$1]*[.Q$1]/([.Q$1]+[.$A18]))" office:value-type="float" office:value="277" calcext:value-type="float">
            <text:p>277</text:p>
          </table:table-cell>
          <table:table-cell table:formula="of:=CEILING([.R$1]*[.R$1]/([.R$1]+[.$A18]))" office:value-type="float" office:value="350" calcext:value-type="float">
            <text:p>350</text:p>
          </table:table-cell>
          <table:table-cell table:formula="of:=CEILING([.S$1]*[.S$1]/([.S$1]+[.$A18]))" office:value-type="float" office:value="427" calcext:value-type="float">
            <text:p>427</text:p>
          </table:table-cell>
          <table:table-cell table:formula="of:=CEILING([.T$1]*[.T$1]/([.T$1]+[.$A18]))" office:value-type="float" office:value="507" calcext:value-type="float">
            <text:p>507</text:p>
          </table:table-cell>
          <table:table-cell table:formula="of:=CEILING([.U$1]*[.U$1]/([.U$1]+[.$A18])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CEILING([.C$1]*[.C$1]/([.C$1]+[.$A19]))" office:value-type="float" office:value="1" calcext:value-type="float">
            <text:p>1</text:p>
          </table:table-cell>
          <table:table-cell table:formula="of:=CEILING([.D$1]*[.D$1]/([.D$1]+[.$A19]))" office:value-type="float" office:value="1" calcext:value-type="float">
            <text:p>1</text:p>
          </table:table-cell>
          <table:table-cell table:formula="of:=CEILING([.E$1]*[.E$1]/([.E$1]+[.$A19]))" office:value-type="float" office:value="3" calcext:value-type="float">
            <text:p>3</text:p>
          </table:table-cell>
          <table:table-cell table:formula="of:=CEILING([.F$1]*[.F$1]/([.F$1]+[.$A19]))" office:value-type="float" office:value="7" calcext:value-type="float">
            <text:p>7</text:p>
          </table:table-cell>
          <table:table-cell table:formula="of:=CEILING([.G$1]*[.G$1]/([.G$1]+[.$A19]))" office:value-type="float" office:value="12" calcext:value-type="float">
            <text:p>12</text:p>
          </table:table-cell>
          <table:table-cell table:formula="of:=CEILING([.H$1]*[.H$1]/([.H$1]+[.$A19]))" office:value-type="float" office:value="17" calcext:value-type="float">
            <text:p>17</text:p>
          </table:table-cell>
          <table:table-cell table:formula="of:=CEILING([.I$1]*[.I$1]/([.I$1]+[.$A19]))" office:value-type="float" office:value="24" calcext:value-type="float">
            <text:p>24</text:p>
          </table:table-cell>
          <table:table-cell table:formula="of:=CEILING([.J$1]*[.J$1]/([.J$1]+[.$A19]))" office:value-type="float" office:value="32" calcext:value-type="float">
            <text:p>32</text:p>
          </table:table-cell>
          <table:table-cell table:formula="of:=CEILING([.K$1]*[.K$1]/([.K$1]+[.$A19]))" office:value-type="float" office:value="40" calcext:value-type="float">
            <text:p>40</text:p>
          </table:table-cell>
          <table:table-cell table:formula="of:=CEILING([.L$1]*[.L$1]/([.L$1]+[.$A19]))" office:value-type="float" office:value="60" calcext:value-type="float">
            <text:p>60</text:p>
          </table:table-cell>
          <table:table-cell table:formula="of:=CEILING([.M$1]*[.M$1]/([.M$1]+[.$A19]))" office:value-type="float" office:value="82" calcext:value-type="float">
            <text:p>82</text:p>
          </table:table-cell>
          <table:table-cell table:formula="of:=CEILING([.N$1]*[.N$1]/([.N$1]+[.$A19]))" office:value-type="float" office:value="107" calcext:value-type="float">
            <text:p>107</text:p>
          </table:table-cell>
          <table:table-cell table:formula="of:=CEILING([.O$1]*[.O$1]/([.O$1]+[.$A19]))" office:value-type="float" office:value="134" calcext:value-type="float">
            <text:p>134</text:p>
          </table:table-cell>
          <table:table-cell table:formula="of:=CEILING([.P$1]*[.P$1]/([.P$1]+[.$A19]))" office:value-type="float" office:value="193" calcext:value-type="float">
            <text:p>193</text:p>
          </table:table-cell>
          <table:table-cell table:formula="of:=CEILING([.Q$1]*[.Q$1]/([.Q$1]+[.$A19]))" office:value-type="float" office:value="258" calcext:value-type="float">
            <text:p>258</text:p>
          </table:table-cell>
          <table:table-cell table:formula="of:=CEILING([.R$1]*[.R$1]/([.R$1]+[.$A19]))" office:value-type="float" office:value="327" calcext:value-type="float">
            <text:p>327</text:p>
          </table:table-cell>
          <table:table-cell table:formula="of:=CEILING([.S$1]*[.S$1]/([.S$1]+[.$A19]))" office:value-type="float" office:value="400" calcext:value-type="float">
            <text:p>400</text:p>
          </table:table-cell>
          <table:table-cell table:formula="of:=CEILING([.T$1]*[.T$1]/([.T$1]+[.$A19]))" office:value-type="float" office:value="477" calcext:value-type="float">
            <text:p>477</text:p>
          </table:table-cell>
          <table:table-cell table:formula="of:=CEILING([.U$1]*[.U$1]/([.U$1]+[.$A19]))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CEILING([.C$1]*[.C$1]/([.C$1]+[.$A20]))" office:value-type="float" office:value="1" calcext:value-type="float">
            <text:p>1</text:p>
          </table:table-cell>
          <table:table-cell table:formula="of:=CEILING([.D$1]*[.D$1]/([.D$1]+[.$A20]))" office:value-type="float" office:value="1" calcext:value-type="float">
            <text:p>1</text:p>
          </table:table-cell>
          <table:table-cell table:formula="of:=CEILING([.E$1]*[.E$1]/([.E$1]+[.$A20]))" office:value-type="float" office:value="3" calcext:value-type="float">
            <text:p>3</text:p>
          </table:table-cell>
          <table:table-cell table:formula="of:=CEILING([.F$1]*[.F$1]/([.F$1]+[.$A20]))" office:value-type="float" office:value="6" calcext:value-type="float">
            <text:p>6</text:p>
          </table:table-cell>
          <table:table-cell table:formula="of:=CEILING([.G$1]*[.G$1]/([.G$1]+[.$A20]))" office:value-type="float" office:value="10" calcext:value-type="float">
            <text:p>10</text:p>
          </table:table-cell>
          <table:table-cell table:formula="of:=CEILING([.H$1]*[.H$1]/([.H$1]+[.$A20]))" office:value-type="float" office:value="16" calcext:value-type="float">
            <text:p>16</text:p>
          </table:table-cell>
          <table:table-cell table:formula="of:=CEILING([.I$1]*[.I$1]/([.I$1]+[.$A20]))" office:value-type="float" office:value="22" calcext:value-type="float">
            <text:p>22</text:p>
          </table:table-cell>
          <table:table-cell table:formula="of:=CEILING([.J$1]*[.J$1]/([.J$1]+[.$A20]))" office:value-type="float" office:value="29" calcext:value-type="float">
            <text:p>29</text:p>
          </table:table-cell>
          <table:table-cell table:formula="of:=CEILING([.K$1]*[.K$1]/([.K$1]+[.$A20]))" office:value-type="float" office:value="37" calcext:value-type="float">
            <text:p>37</text:p>
          </table:table-cell>
          <table:table-cell table:formula="of:=CEILING([.L$1]*[.L$1]/([.L$1]+[.$A20]))" office:value-type="float" office:value="55" calcext:value-type="float">
            <text:p>55</text:p>
          </table:table-cell>
          <table:table-cell table:formula="of:=CEILING([.M$1]*[.M$1]/([.M$1]+[.$A20]))" office:value-type="float" office:value="75" calcext:value-type="float">
            <text:p>75</text:p>
          </table:table-cell>
          <table:table-cell table:formula="of:=CEILING([.N$1]*[.N$1]/([.N$1]+[.$A20]))" office:value-type="float" office:value="98" calcext:value-type="float">
            <text:p>98</text:p>
          </table:table-cell>
          <table:table-cell table:formula="of:=CEILING([.O$1]*[.O$1]/([.O$1]+[.$A20]))" office:value-type="float" office:value="124" calcext:value-type="float">
            <text:p>124</text:p>
          </table:table-cell>
          <table:table-cell table:formula="of:=CEILING([.P$1]*[.P$1]/([.P$1]+[.$A20]))" office:value-type="float" office:value="179" calcext:value-type="float">
            <text:p>179</text:p>
          </table:table-cell>
          <table:table-cell table:formula="of:=CEILING([.Q$1]*[.Q$1]/([.Q$1]+[.$A20]))" office:value-type="float" office:value="240" calcext:value-type="float">
            <text:p>240</text:p>
          </table:table-cell>
          <table:table-cell table:formula="of:=CEILING([.R$1]*[.R$1]/([.R$1]+[.$A20]))" office:value-type="float" office:value="307" calcext:value-type="float">
            <text:p>307</text:p>
          </table:table-cell>
          <table:table-cell table:formula="of:=CEILING([.S$1]*[.S$1]/([.S$1]+[.$A20]))" office:value-type="float" office:value="377" calcext:value-type="float">
            <text:p>377</text:p>
          </table:table-cell>
          <table:table-cell table:formula="of:=CEILING([.T$1]*[.T$1]/([.T$1]+[.$A20]))" office:value-type="float" office:value="450" calcext:value-type="float">
            <text:p>450</text:p>
          </table:table-cell>
          <table:table-cell table:formula="of:=CEILING([.U$1]*[.U$1]/([.U$1]+[.$A20])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CEILING([.C$1]*[.C$1]/([.C$1]+[.$A21]))" office:value-type="float" office:value="1" calcext:value-type="float">
            <text:p>1</text:p>
          </table:table-cell>
          <table:table-cell table:formula="of:=CEILING([.D$1]*[.D$1]/([.D$1]+[.$A21]))" office:value-type="float" office:value="1" calcext:value-type="float">
            <text:p>1</text:p>
          </table:table-cell>
          <table:table-cell table:formula="of:=CEILING([.E$1]*[.E$1]/([.E$1]+[.$A21]))" office:value-type="float" office:value="3" calcext:value-type="float">
            <text:p>3</text:p>
          </table:table-cell>
          <table:table-cell table:formula="of:=CEILING([.F$1]*[.F$1]/([.F$1]+[.$A21]))" office:value-type="float" office:value="6" calcext:value-type="float">
            <text:p>6</text:p>
          </table:table-cell>
          <table:table-cell table:formula="of:=CEILING([.G$1]*[.G$1]/([.G$1]+[.$A21]))" office:value-type="float" office:value="10" calcext:value-type="float">
            <text:p>10</text:p>
          </table:table-cell>
          <table:table-cell table:formula="of:=CEILING([.H$1]*[.H$1]/([.H$1]+[.$A21]))" office:value-type="float" office:value="14" calcext:value-type="float">
            <text:p>14</text:p>
          </table:table-cell>
          <table:table-cell table:formula="of:=CEILING([.I$1]*[.I$1]/([.I$1]+[.$A21]))" office:value-type="float" office:value="20" calcext:value-type="float">
            <text:p>20</text:p>
          </table:table-cell>
          <table:table-cell table:formula="of:=CEILING([.J$1]*[.J$1]/([.J$1]+[.$A21]))" office:value-type="float" office:value="27" calcext:value-type="float">
            <text:p>27</text:p>
          </table:table-cell>
          <table:table-cell table:formula="of:=CEILING([.K$1]*[.K$1]/([.K$1]+[.$A21]))" office:value-type="float" office:value="34" calcext:value-type="float">
            <text:p>34</text:p>
          </table:table-cell>
          <table:table-cell table:formula="of:=CEILING([.L$1]*[.L$1]/([.L$1]+[.$A21]))" office:value-type="float" office:value="50" calcext:value-type="float">
            <text:p>50</text:p>
          </table:table-cell>
          <table:table-cell table:formula="of:=CEILING([.M$1]*[.M$1]/([.M$1]+[.$A21]))" office:value-type="float" office:value="70" calcext:value-type="float">
            <text:p>70</text:p>
          </table:table-cell>
          <table:table-cell table:formula="of:=CEILING([.N$1]*[.N$1]/([.N$1]+[.$A21]))" office:value-type="float" office:value="91" calcext:value-type="float">
            <text:p>91</text:p>
          </table:table-cell>
          <table:table-cell table:formula="of:=CEILING([.O$1]*[.O$1]/([.O$1]+[.$A21]))" office:value-type="float" office:value="115" calcext:value-type="float">
            <text:p>115</text:p>
          </table:table-cell>
          <table:table-cell table:formula="of:=CEILING([.P$1]*[.P$1]/([.P$1]+[.$A21]))" office:value-type="float" office:value="167" calcext:value-type="float">
            <text:p>167</text:p>
          </table:table-cell>
          <table:table-cell table:formula="of:=CEILING([.Q$1]*[.Q$1]/([.Q$1]+[.$A21]))" office:value-type="float" office:value="225" calcext:value-type="float">
            <text:p>225</text:p>
          </table:table-cell>
          <table:table-cell table:formula="of:=CEILING([.R$1]*[.R$1]/([.R$1]+[.$A21]))" office:value-type="float" office:value="289" calcext:value-type="float">
            <text:p>289</text:p>
          </table:table-cell>
          <table:table-cell table:formula="of:=CEILING([.S$1]*[.S$1]/([.S$1]+[.$A21]))" office:value-type="float" office:value="356" calcext:value-type="float">
            <text:p>356</text:p>
          </table:table-cell>
          <table:table-cell table:formula="of:=CEILING([.T$1]*[.T$1]/([.T$1]+[.$A21]))" office:value-type="float" office:value="427" calcext:value-type="float">
            <text:p>427</text:p>
          </table:table-cell>
          <table:table-cell table:formula="of:=CEILING([.U$1]*[.U$1]/([.U$1]+[.$A21]))" office:value-type="float" office:value="500" calcext:value-type="float">
            <text:p>500</text:p>
          </table:table-cell>
        </table:table-row>
      </table:table>
      <table:table table:name="Damage" table:style-name="ta1"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ARM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DM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MAX(0; [.$X$1] - CEILING([.C$1]*[.C$1]/([.C$1]+[.$A3])))" office:value-type="float" office:value="195" calcext:value-type="float">
            <text:p>195</text:p>
          </table:table-cell>
          <table:table-cell table:formula="of:=MAX(0; [.$X$1] - CEILING([.D$1]*[.D$1]/([.D$1]+[.$A3])))" office:value-type="float" office:value="182" calcext:value-type="float">
            <text:p>182</text:p>
          </table:table-cell>
          <table:table-cell table:formula="of:=MAX(0; [.$X$1] - CEILING([.E$1]*[.E$1]/([.E$1]+[.$A3])))" office:value-type="float" office:value="158" calcext:value-type="float">
            <text:p>158</text:p>
          </table:table-cell>
          <table:table-cell table:formula="of:=MAX(0; [.$X$1] - CEILING([.F$1]*[.F$1]/([.F$1]+[.$A3])))" office:value-type="float" office:value="133" calcext:value-type="float">
            <text:p>133</text:p>
          </table:table-cell>
          <table:table-cell table:formula="of:=MAX(0; [.$X$1] - CEILING([.G$1]*[.G$1]/([.G$1]+[.$A3])))" office:value-type="float" office:value="109" calcext:value-type="float">
            <text:p>109</text:p>
          </table:table-cell>
          <table:table-cell table:formula="of:=MAX(0; [.$X$1] - CEILING([.H$1]*[.H$1]/([.H$1]+[.$A3])))" office:value-type="float" office:value="84" calcext:value-type="float">
            <text:p>84</text:p>
          </table:table-cell>
          <table:table-cell table:formula="of:=MAX(0; [.$X$1] - CEILING([.I$1]*[.I$1]/([.I$1]+[.$A3])))" office:value-type="float" office:value="59" calcext:value-type="float">
            <text:p>59</text:p>
          </table:table-cell>
          <table:table-cell table:formula="of:=MAX(0; [.$X$1] - CEILING([.J$1]*[.J$1]/([.J$1]+[.$A3])))" office:value-type="float" office:value="34" calcext:value-type="float">
            <text:p>34</text:p>
          </table:table-cell>
          <table:table-cell table:formula="of:=MAX(0; [.$X$1] - CEILING([.K$1]*[.K$1]/([.K$1]+[.$A3])))" office:value-type="float" office:value="9" calcext:value-type="float">
            <text:p>9</text:p>
          </table:table-cell>
          <table:table-cell table:formula="of:=MAX(0; [.$X$1] - CEILING([.L$1]*[.L$1]/([.L$1]+[.$A3])))" office:value-type="float" office:value="0" calcext:value-type="float">
            <text:p>0</text:p>
          </table:table-cell>
          <table:table-cell table:formula="of:=MAX(0; [.$X$1] - CEILING([.M$1]*[.M$1]/([.M$1]+[.$A3])))" office:value-type="float" office:value="0" calcext:value-type="float">
            <text:p>0</text:p>
          </table:table-cell>
          <table:table-cell table:formula="of:=MAX(0; [.$X$1] - CEILING([.N$1]*[.N$1]/([.N$1]+[.$A3])))" office:value-type="float" office:value="0" calcext:value-type="float">
            <text:p>0</text:p>
          </table:table-cell>
          <table:table-cell table:formula="of:=MAX(0; [.$X$1] - CEILING([.O$1]*[.O$1]/([.O$1]+[.$A3])))" office:value-type="float" office:value="0" calcext:value-type="float">
            <text:p>0</text:p>
          </table:table-cell>
          <table:table-cell table:formula="of:=MAX(0; [.$X$1] - CEILING([.P$1]*[.P$1]/([.P$1]+[.$A3])))" office:value-type="float" office:value="0" calcext:value-type="float">
            <text:p>0</text:p>
          </table:table-cell>
          <table:table-cell table:formula="of:=MAX(0; [.$X$1] - CEILING([.Q$1]*[.Q$1]/([.Q$1]+[.$A3])))" office:value-type="float" office:value="0" calcext:value-type="float">
            <text:p>0</text:p>
          </table:table-cell>
          <table:table-cell table:formula="of:=MAX(0; [.$X$1] - CEILING([.R$1]*[.R$1]/([.R$1]+[.$A3])))" office:value-type="float" office:value="0" calcext:value-type="float">
            <text:p>0</text:p>
          </table:table-cell>
          <table:table-cell table:formula="of:=MAX(0; [.$X$1] - CEILING([.S$1]*[.S$1]/([.S$1]+[.$A3])))" office:value-type="float" office:value="0" calcext:value-type="float">
            <text:p>0</text:p>
          </table:table-cell>
          <table:table-cell table:formula="of:=MAX(0; [.$X$1] - CEILING([.T$1]*[.T$1]/([.T$1]+[.$A3])))" office:value-type="float" office:value="0" calcext:value-type="float">
            <text:p>0</text:p>
          </table:table-cell>
          <table:table-cell table:formula="of:=MAX(0; [.$X$1] - CEILING([.U$1]*[.U$1]/([.U$1]+[.$A3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MAX(0; [.$X$1] - CEILING([.C$1]*[.C$1]/([.C$1]+[.$A4])))" office:value-type="float" office:value="197" calcext:value-type="float">
            <text:p>197</text:p>
          </table:table-cell>
          <table:table-cell table:formula="of:=MAX(0; [.$X$1] - CEILING([.D$1]*[.D$1]/([.D$1]+[.$A4])))" office:value-type="float" office:value="187" calcext:value-type="float">
            <text:p>187</text:p>
          </table:table-cell>
          <table:table-cell table:formula="of:=MAX(0; [.$X$1] - CEILING([.E$1]*[.E$1]/([.E$1]+[.$A4])))" office:value-type="float" office:value="166" calcext:value-type="float">
            <text:p>166</text:p>
          </table:table-cell>
          <table:table-cell table:formula="of:=MAX(0; [.$X$1] - CEILING([.F$1]*[.F$1]/([.F$1]+[.$A4])))" office:value-type="float" office:value="143" calcext:value-type="float">
            <text:p>143</text:p>
          </table:table-cell>
          <table:table-cell table:formula="of:=MAX(0; [.$X$1] - CEILING([.G$1]*[.G$1]/([.G$1]+[.$A4])))" office:value-type="float" office:value="120" calcext:value-type="float">
            <text:p>120</text:p>
          </table:table-cell>
          <table:table-cell table:formula="of:=MAX(0; [.$X$1] - CEILING([.H$1]*[.H$1]/([.H$1]+[.$A4])))" office:value-type="float" office:value="95" calcext:value-type="float">
            <text:p>95</text:p>
          </table:table-cell>
          <table:table-cell table:formula="of:=MAX(0; [.$X$1] - CEILING([.I$1]*[.I$1]/([.I$1]+[.$A4])))" office:value-type="float" office:value="71" calcext:value-type="float">
            <text:p>71</text:p>
          </table:table-cell>
          <table:table-cell table:formula="of:=MAX(0; [.$X$1] - CEILING([.J$1]*[.J$1]/([.J$1]+[.$A4])))" office:value-type="float" office:value="46" calcext:value-type="float">
            <text:p>46</text:p>
          </table:table-cell>
          <table:table-cell table:formula="of:=MAX(0; [.$X$1] - CEILING([.K$1]*[.K$1]/([.K$1]+[.$A4])))" office:value-type="float" office:value="22" calcext:value-type="float">
            <text:p>22</text:p>
          </table:table-cell>
          <table:table-cell table:formula="of:=MAX(0; [.$X$1] - CEILING([.L$1]*[.L$1]/([.L$1]+[.$A4])))" office:value-type="float" office:value="0" calcext:value-type="float">
            <text:p>0</text:p>
          </table:table-cell>
          <table:table-cell table:formula="of:=MAX(0; [.$X$1] - CEILING([.M$1]*[.M$1]/([.M$1]+[.$A4])))" office:value-type="float" office:value="0" calcext:value-type="float">
            <text:p>0</text:p>
          </table:table-cell>
          <table:table-cell table:formula="of:=MAX(0; [.$X$1] - CEILING([.N$1]*[.N$1]/([.N$1]+[.$A4])))" office:value-type="float" office:value="0" calcext:value-type="float">
            <text:p>0</text:p>
          </table:table-cell>
          <table:table-cell table:formula="of:=MAX(0; [.$X$1] - CEILING([.O$1]*[.O$1]/([.O$1]+[.$A4])))" office:value-type="float" office:value="0" calcext:value-type="float">
            <text:p>0</text:p>
          </table:table-cell>
          <table:table-cell table:formula="of:=MAX(0; [.$X$1] - CEILING([.P$1]*[.P$1]/([.P$1]+[.$A4])))" office:value-type="float" office:value="0" calcext:value-type="float">
            <text:p>0</text:p>
          </table:table-cell>
          <table:table-cell table:formula="of:=MAX(0; [.$X$1] - CEILING([.Q$1]*[.Q$1]/([.Q$1]+[.$A4])))" office:value-type="float" office:value="0" calcext:value-type="float">
            <text:p>0</text:p>
          </table:table-cell>
          <table:table-cell table:formula="of:=MAX(0; [.$X$1] - CEILING([.R$1]*[.R$1]/([.R$1]+[.$A4])))" office:value-type="float" office:value="0" calcext:value-type="float">
            <text:p>0</text:p>
          </table:table-cell>
          <table:table-cell table:formula="of:=MAX(0; [.$X$1] - CEILING([.S$1]*[.S$1]/([.S$1]+[.$A4])))" office:value-type="float" office:value="0" calcext:value-type="float">
            <text:p>0</text:p>
          </table:table-cell>
          <table:table-cell table:formula="of:=MAX(0; [.$X$1] - CEILING([.T$1]*[.T$1]/([.T$1]+[.$A4])))" office:value-type="float" office:value="0" calcext:value-type="float">
            <text:p>0</text:p>
          </table:table-cell>
          <table:table-cell table:formula="of:=MAX(0; [.$X$1] - CEILING([.U$1]*[.U$1]/([.U$1]+[.$A4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MAX(0; [.$X$1] - CEILING([.C$1]*[.C$1]/([.C$1]+[.$A5])))" office:value-type="float" office:value="198" calcext:value-type="float">
            <text:p>198</text:p>
          </table:table-cell>
          <table:table-cell table:formula="of:=MAX(0; [.$X$1] - CEILING([.D$1]*[.D$1]/([.D$1]+[.$A5])))" office:value-type="float" office:value="191" calcext:value-type="float">
            <text:p>191</text:p>
          </table:table-cell>
          <table:table-cell table:formula="of:=MAX(0; [.$X$1] - CEILING([.E$1]*[.E$1]/([.E$1]+[.$A5])))" office:value-type="float" office:value="175" calcext:value-type="float">
            <text:p>175</text:p>
          </table:table-cell>
          <table:table-cell table:formula="of:=MAX(0; [.$X$1] - CEILING([.F$1]*[.F$1]/([.F$1]+[.$A5])))" office:value-type="float" office:value="155" calcext:value-type="float">
            <text:p>155</text:p>
          </table:table-cell>
          <table:table-cell table:formula="of:=MAX(0; [.$X$1] - CEILING([.G$1]*[.G$1]/([.G$1]+[.$A5])))" office:value-type="float" office:value="133" calcext:value-type="float">
            <text:p>133</text:p>
          </table:table-cell>
          <table:table-cell table:formula="of:=MAX(0; [.$X$1] - CEILING([.H$1]*[.H$1]/([.H$1]+[.$A5])))" office:value-type="float" office:value="110" calcext:value-type="float">
            <text:p>110</text:p>
          </table:table-cell>
          <table:table-cell table:formula="of:=MAX(0; [.$X$1] - CEILING([.I$1]*[.I$1]/([.I$1]+[.$A5])))" office:value-type="float" office:value="87" calcext:value-type="float">
            <text:p>87</text:p>
          </table:table-cell>
          <table:table-cell table:formula="of:=MAX(0; [.$X$1] - CEILING([.J$1]*[.J$1]/([.J$1]+[.$A5])))" office:value-type="float" office:value="63" calcext:value-type="float">
            <text:p>63</text:p>
          </table:table-cell>
          <table:table-cell table:formula="of:=MAX(0; [.$X$1] - CEILING([.K$1]*[.K$1]/([.K$1]+[.$A5])))" office:value-type="float" office:value="40" calcext:value-type="float">
            <text:p>40</text:p>
          </table:table-cell>
          <table:table-cell table:formula="of:=MAX(0; [.$X$1] - CEILING([.L$1]*[.L$1]/([.L$1]+[.$A5])))" office:value-type="float" office:value="0" calcext:value-type="float">
            <text:p>0</text:p>
          </table:table-cell>
          <table:table-cell table:formula="of:=MAX(0; [.$X$1] - CEILING([.M$1]*[.M$1]/([.M$1]+[.$A5])))" office:value-type="float" office:value="0" calcext:value-type="float">
            <text:p>0</text:p>
          </table:table-cell>
          <table:table-cell table:formula="of:=MAX(0; [.$X$1] - CEILING([.N$1]*[.N$1]/([.N$1]+[.$A5])))" office:value-type="float" office:value="0" calcext:value-type="float">
            <text:p>0</text:p>
          </table:table-cell>
          <table:table-cell table:formula="of:=MAX(0; [.$X$1] - CEILING([.O$1]*[.O$1]/([.O$1]+[.$A5])))" office:value-type="float" office:value="0" calcext:value-type="float">
            <text:p>0</text:p>
          </table:table-cell>
          <table:table-cell table:formula="of:=MAX(0; [.$X$1] - CEILING([.P$1]*[.P$1]/([.P$1]+[.$A5])))" office:value-type="float" office:value="0" calcext:value-type="float">
            <text:p>0</text:p>
          </table:table-cell>
          <table:table-cell table:formula="of:=MAX(0; [.$X$1] - CEILING([.Q$1]*[.Q$1]/([.Q$1]+[.$A5])))" office:value-type="float" office:value="0" calcext:value-type="float">
            <text:p>0</text:p>
          </table:table-cell>
          <table:table-cell table:formula="of:=MAX(0; [.$X$1] - CEILING([.R$1]*[.R$1]/([.R$1]+[.$A5])))" office:value-type="float" office:value="0" calcext:value-type="float">
            <text:p>0</text:p>
          </table:table-cell>
          <table:table-cell table:formula="of:=MAX(0; [.$X$1] - CEILING([.S$1]*[.S$1]/([.S$1]+[.$A5])))" office:value-type="float" office:value="0" calcext:value-type="float">
            <text:p>0</text:p>
          </table:table-cell>
          <table:table-cell table:formula="of:=MAX(0; [.$X$1] - CEILING([.T$1]*[.T$1]/([.T$1]+[.$A5])))" office:value-type="float" office:value="0" calcext:value-type="float">
            <text:p>0</text:p>
          </table:table-cell>
          <table:table-cell table:formula="of:=MAX(0; [.$X$1] - CEILING([.U$1]*[.U$1]/([.U$1]+[.$A5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MAX(0; [.$X$1] - CEILING([.C$1]*[.C$1]/([.C$1]+[.$A6])))" office:value-type="float" office:value="198" calcext:value-type="float">
            <text:p>198</text:p>
          </table:table-cell>
          <table:table-cell table:formula="of:=MAX(0; [.$X$1] - CEILING([.D$1]*[.D$1]/([.D$1]+[.$A6])))" office:value-type="float" office:value="193" calcext:value-type="float">
            <text:p>193</text:p>
          </table:table-cell>
          <table:table-cell table:formula="of:=MAX(0; [.$X$1] - CEILING([.E$1]*[.E$1]/([.E$1]+[.$A6])))" office:value-type="float" office:value="180" calcext:value-type="float">
            <text:p>180</text:p>
          </table:table-cell>
          <table:table-cell table:formula="of:=MAX(0; [.$X$1] - CEILING([.F$1]*[.F$1]/([.F$1]+[.$A6])))" office:value-type="float" office:value="162" calcext:value-type="float">
            <text:p>162</text:p>
          </table:table-cell>
          <table:table-cell table:formula="of:=MAX(0; [.$X$1] - CEILING([.G$1]*[.G$1]/([.G$1]+[.$A6])))" office:value-type="float" office:value="142" calcext:value-type="float">
            <text:p>142</text:p>
          </table:table-cell>
          <table:table-cell table:formula="of:=MAX(0; [.$X$1] - CEILING([.H$1]*[.H$1]/([.H$1]+[.$A6])))" office:value-type="float" office:value="121" calcext:value-type="float">
            <text:p>121</text:p>
          </table:table-cell>
          <table:table-cell table:formula="of:=MAX(0; [.$X$1] - CEILING([.I$1]*[.I$1]/([.I$1]+[.$A6])))" office:value-type="float" office:value="100" calcext:value-type="float">
            <text:p>100</text:p>
          </table:table-cell>
          <table:table-cell table:formula="of:=MAX(0; [.$X$1] - CEILING([.J$1]*[.J$1]/([.J$1]+[.$A6])))" office:value-type="float" office:value="77" calcext:value-type="float">
            <text:p>77</text:p>
          </table:table-cell>
          <table:table-cell table:formula="of:=MAX(0; [.$X$1] - CEILING([.K$1]*[.K$1]/([.K$1]+[.$A6])))" office:value-type="float" office:value="54" calcext:value-type="float">
            <text:p>54</text:p>
          </table:table-cell>
          <table:table-cell table:formula="of:=MAX(0; [.$X$1] - CEILING([.L$1]*[.L$1]/([.L$1]+[.$A6])))" office:value-type="float" office:value="7" calcext:value-type="float">
            <text:p>7</text:p>
          </table:table-cell>
          <table:table-cell table:formula="of:=MAX(0; [.$X$1] - CEILING([.M$1]*[.M$1]/([.M$1]+[.$A6])))" office:value-type="float" office:value="0" calcext:value-type="float">
            <text:p>0</text:p>
          </table:table-cell>
          <table:table-cell table:formula="of:=MAX(0; [.$X$1] - CEILING([.N$1]*[.N$1]/([.N$1]+[.$A6])))" office:value-type="float" office:value="0" calcext:value-type="float">
            <text:p>0</text:p>
          </table:table-cell>
          <table:table-cell table:formula="of:=MAX(0; [.$X$1] - CEILING([.O$1]*[.O$1]/([.O$1]+[.$A6])))" office:value-type="float" office:value="0" calcext:value-type="float">
            <text:p>0</text:p>
          </table:table-cell>
          <table:table-cell table:formula="of:=MAX(0; [.$X$1] - CEILING([.P$1]*[.P$1]/([.P$1]+[.$A6])))" office:value-type="float" office:value="0" calcext:value-type="float">
            <text:p>0</text:p>
          </table:table-cell>
          <table:table-cell table:formula="of:=MAX(0; [.$X$1] - CEILING([.Q$1]*[.Q$1]/([.Q$1]+[.$A6])))" office:value-type="float" office:value="0" calcext:value-type="float">
            <text:p>0</text:p>
          </table:table-cell>
          <table:table-cell table:formula="of:=MAX(0; [.$X$1] - CEILING([.R$1]*[.R$1]/([.R$1]+[.$A6])))" office:value-type="float" office:value="0" calcext:value-type="float">
            <text:p>0</text:p>
          </table:table-cell>
          <table:table-cell table:formula="of:=MAX(0; [.$X$1] - CEILING([.S$1]*[.S$1]/([.S$1]+[.$A6])))" office:value-type="float" office:value="0" calcext:value-type="float">
            <text:p>0</text:p>
          </table:table-cell>
          <table:table-cell table:formula="of:=MAX(0; [.$X$1] - CEILING([.T$1]*[.T$1]/([.T$1]+[.$A6])))" office:value-type="float" office:value="0" calcext:value-type="float">
            <text:p>0</text:p>
          </table:table-cell>
          <table:table-cell table:formula="of:=MAX(0; [.$X$1] - CEILING([.U$1]*[.U$1]/([.U$1]+[.$A6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MAX(0; [.$X$1] - CEILING([.C$1]*[.C$1]/([.C$1]+[.$A7])))" office:value-type="float" office:value="199" calcext:value-type="float">
            <text:p>199</text:p>
          </table:table-cell>
          <table:table-cell table:formula="of:=MAX(0; [.$X$1] - CEILING([.D$1]*[.D$1]/([.D$1]+[.$A7])))" office:value-type="float" office:value="195" calcext:value-type="float">
            <text:p>195</text:p>
          </table:table-cell>
          <table:table-cell table:formula="of:=MAX(0; [.$X$1] - CEILING([.E$1]*[.E$1]/([.E$1]+[.$A7])))" office:value-type="float" office:value="183" calcext:value-type="float">
            <text:p>183</text:p>
          </table:table-cell>
          <table:table-cell table:formula="of:=MAX(0; [.$X$1] - CEILING([.F$1]*[.F$1]/([.F$1]+[.$A7])))" office:value-type="float" office:value="167" calcext:value-type="float">
            <text:p>167</text:p>
          </table:table-cell>
          <table:table-cell table:formula="of:=MAX(0; [.$X$1] - CEILING([.G$1]*[.G$1]/([.G$1]+[.$A7])))" office:value-type="float" office:value="150" calcext:value-type="float">
            <text:p>150</text:p>
          </table:table-cell>
          <table:table-cell table:formula="of:=MAX(0; [.$X$1] - CEILING([.H$1]*[.H$1]/([.H$1]+[.$A7])))" office:value-type="float" office:value="130" calcext:value-type="float">
            <text:p>130</text:p>
          </table:table-cell>
          <table:table-cell table:formula="of:=MAX(0; [.$X$1] - CEILING([.I$1]*[.I$1]/([.I$1]+[.$A7])))" office:value-type="float" office:value="110" calcext:value-type="float">
            <text:p>110</text:p>
          </table:table-cell>
          <table:table-cell table:formula="of:=MAX(0; [.$X$1] - CEILING([.J$1]*[.J$1]/([.J$1]+[.$A7])))" office:value-type="float" office:value="88" calcext:value-type="float">
            <text:p>88</text:p>
          </table:table-cell>
          <table:table-cell table:formula="of:=MAX(0; [.$X$1] - CEILING([.K$1]*[.K$1]/([.K$1]+[.$A7])))" office:value-type="float" office:value="66" calcext:value-type="float">
            <text:p>66</text:p>
          </table:table-cell>
          <table:table-cell table:formula="of:=MAX(0; [.$X$1] - CEILING([.L$1]*[.L$1]/([.L$1]+[.$A7])))" office:value-type="float" office:value="21" calcext:value-type="float">
            <text:p>21</text:p>
          </table:table-cell>
          <table:table-cell table:formula="of:=MAX(0; [.$X$1] - CEILING([.M$1]*[.M$1]/([.M$1]+[.$A7])))" office:value-type="float" office:value="0" calcext:value-type="float">
            <text:p>0</text:p>
          </table:table-cell>
          <table:table-cell table:formula="of:=MAX(0; [.$X$1] - CEILING([.N$1]*[.N$1]/([.N$1]+[.$A7])))" office:value-type="float" office:value="0" calcext:value-type="float">
            <text:p>0</text:p>
          </table:table-cell>
          <table:table-cell table:formula="of:=MAX(0; [.$X$1] - CEILING([.O$1]*[.O$1]/([.O$1]+[.$A7])))" office:value-type="float" office:value="0" calcext:value-type="float">
            <text:p>0</text:p>
          </table:table-cell>
          <table:table-cell table:formula="of:=MAX(0; [.$X$1] - CEILING([.P$1]*[.P$1]/([.P$1]+[.$A7])))" office:value-type="float" office:value="0" calcext:value-type="float">
            <text:p>0</text:p>
          </table:table-cell>
          <table:table-cell table:formula="of:=MAX(0; [.$X$1] - CEILING([.Q$1]*[.Q$1]/([.Q$1]+[.$A7])))" office:value-type="float" office:value="0" calcext:value-type="float">
            <text:p>0</text:p>
          </table:table-cell>
          <table:table-cell table:formula="of:=MAX(0; [.$X$1] - CEILING([.R$1]*[.R$1]/([.R$1]+[.$A7])))" office:value-type="float" office:value="0" calcext:value-type="float">
            <text:p>0</text:p>
          </table:table-cell>
          <table:table-cell table:formula="of:=MAX(0; [.$X$1] - CEILING([.S$1]*[.S$1]/([.S$1]+[.$A7])))" office:value-type="float" office:value="0" calcext:value-type="float">
            <text:p>0</text:p>
          </table:table-cell>
          <table:table-cell table:formula="of:=MAX(0; [.$X$1] - CEILING([.T$1]*[.T$1]/([.T$1]+[.$A7])))" office:value-type="float" office:value="0" calcext:value-type="float">
            <text:p>0</text:p>
          </table:table-cell>
          <table:table-cell table:formula="of:=MAX(0; [.$X$1] - CEILING([.U$1]*[.U$1]/([.U$1]+[.$A7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MAX(0; [.$X$1] - CEILING([.C$1]*[.C$1]/([.C$1]+[.$A8])))" office:value-type="float" office:value="199" calcext:value-type="float">
            <text:p>199</text:p>
          </table:table-cell>
          <table:table-cell table:formula="of:=MAX(0; [.$X$1] - CEILING([.D$1]*[.D$1]/([.D$1]+[.$A8])))" office:value-type="float" office:value="195" calcext:value-type="float">
            <text:p>195</text:p>
          </table:table-cell>
          <table:table-cell table:formula="of:=MAX(0; [.$X$1] - CEILING([.E$1]*[.E$1]/([.E$1]+[.$A8])))" office:value-type="float" office:value="185" calcext:value-type="float">
            <text:p>185</text:p>
          </table:table-cell>
          <table:table-cell table:formula="of:=MAX(0; [.$X$1] - CEILING([.F$1]*[.F$1]/([.F$1]+[.$A8])))" office:value-type="float" office:value="171" calcext:value-type="float">
            <text:p>171</text:p>
          </table:table-cell>
          <table:table-cell table:formula="of:=MAX(0; [.$X$1] - CEILING([.G$1]*[.G$1]/([.G$1]+[.$A8])))" office:value-type="float" office:value="155" calcext:value-type="float">
            <text:p>155</text:p>
          </table:table-cell>
          <table:table-cell table:formula="of:=MAX(0; [.$X$1] - CEILING([.H$1]*[.H$1]/([.H$1]+[.$A8])))" office:value-type="float" office:value="137" calcext:value-type="float">
            <text:p>137</text:p>
          </table:table-cell>
          <table:table-cell table:formula="of:=MAX(0; [.$X$1] - CEILING([.I$1]*[.I$1]/([.I$1]+[.$A8])))" office:value-type="float" office:value="118" calcext:value-type="float">
            <text:p>118</text:p>
          </table:table-cell>
          <table:table-cell table:formula="of:=MAX(0; [.$X$1] - CEILING([.J$1]*[.J$1]/([.J$1]+[.$A8])))" office:value-type="float" office:value="97" calcext:value-type="float">
            <text:p>97</text:p>
          </table:table-cell>
          <table:table-cell table:formula="of:=MAX(0; [.$X$1] - CEILING([.K$1]*[.K$1]/([.K$1]+[.$A8])))" office:value-type="float" office:value="76" calcext:value-type="float">
            <text:p>76</text:p>
          </table:table-cell>
          <table:table-cell table:formula="of:=MAX(0; [.$X$1] - CEILING([.L$1]*[.L$1]/([.L$1]+[.$A8])))" office:value-type="float" office:value="33" calcext:value-type="float">
            <text:p>33</text:p>
          </table:table-cell>
          <table:table-cell table:formula="of:=MAX(0; [.$X$1] - CEILING([.M$1]*[.M$1]/([.M$1]+[.$A8])))" office:value-type="float" office:value="0" calcext:value-type="float">
            <text:p>0</text:p>
          </table:table-cell>
          <table:table-cell table:formula="of:=MAX(0; [.$X$1] - CEILING([.N$1]*[.N$1]/([.N$1]+[.$A8])))" office:value-type="float" office:value="0" calcext:value-type="float">
            <text:p>0</text:p>
          </table:table-cell>
          <table:table-cell table:formula="of:=MAX(0; [.$X$1] - CEILING([.O$1]*[.O$1]/([.O$1]+[.$A8])))" office:value-type="float" office:value="0" calcext:value-type="float">
            <text:p>0</text:p>
          </table:table-cell>
          <table:table-cell table:formula="of:=MAX(0; [.$X$1] - CEILING([.P$1]*[.P$1]/([.P$1]+[.$A8])))" office:value-type="float" office:value="0" calcext:value-type="float">
            <text:p>0</text:p>
          </table:table-cell>
          <table:table-cell table:formula="of:=MAX(0; [.$X$1] - CEILING([.Q$1]*[.Q$1]/([.Q$1]+[.$A8])))" office:value-type="float" office:value="0" calcext:value-type="float">
            <text:p>0</text:p>
          </table:table-cell>
          <table:table-cell table:formula="of:=MAX(0; [.$X$1] - CEILING([.R$1]*[.R$1]/([.R$1]+[.$A8])))" office:value-type="float" office:value="0" calcext:value-type="float">
            <text:p>0</text:p>
          </table:table-cell>
          <table:table-cell table:formula="of:=MAX(0; [.$X$1] - CEILING([.S$1]*[.S$1]/([.S$1]+[.$A8])))" office:value-type="float" office:value="0" calcext:value-type="float">
            <text:p>0</text:p>
          </table:table-cell>
          <table:table-cell table:formula="of:=MAX(0; [.$X$1] - CEILING([.T$1]*[.T$1]/([.T$1]+[.$A8])))" office:value-type="float" office:value="0" calcext:value-type="float">
            <text:p>0</text:p>
          </table:table-cell>
          <table:table-cell table:formula="of:=MAX(0; [.$X$1] - CEILING([.U$1]*[.U$1]/([.U$1]+[.$A8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MAX(0; [.$X$1] - CEILING([.C$1]*[.C$1]/([.C$1]+[.$A9])))" office:value-type="float" office:value="199" calcext:value-type="float">
            <text:p>199</text:p>
          </table:table-cell>
          <table:table-cell table:formula="of:=MAX(0; [.$X$1] - CEILING([.D$1]*[.D$1]/([.D$1]+[.$A9])))" office:value-type="float" office:value="196" calcext:value-type="float">
            <text:p>196</text:p>
          </table:table-cell>
          <table:table-cell table:formula="of:=MAX(0; [.$X$1] - CEILING([.E$1]*[.E$1]/([.E$1]+[.$A9])))" office:value-type="float" office:value="187" calcext:value-type="float">
            <text:p>187</text:p>
          </table:table-cell>
          <table:table-cell table:formula="of:=MAX(0; [.$X$1] - CEILING([.F$1]*[.F$1]/([.F$1]+[.$A9])))" office:value-type="float" office:value="175" calcext:value-type="float">
            <text:p>175</text:p>
          </table:table-cell>
          <table:table-cell table:formula="of:=MAX(0; [.$X$1] - CEILING([.G$1]*[.G$1]/([.G$1]+[.$A9])))" office:value-type="float" office:value="160" calcext:value-type="float">
            <text:p>160</text:p>
          </table:table-cell>
          <table:table-cell table:formula="of:=MAX(0; [.$X$1] - CEILING([.H$1]*[.H$1]/([.H$1]+[.$A9])))" office:value-type="float" office:value="143" calcext:value-type="float">
            <text:p>143</text:p>
          </table:table-cell>
          <table:table-cell table:formula="of:=MAX(0; [.$X$1] - CEILING([.I$1]*[.I$1]/([.I$1]+[.$A9])))" office:value-type="float" office:value="125" calcext:value-type="float">
            <text:p>125</text:p>
          </table:table-cell>
          <table:table-cell table:formula="of:=MAX(0; [.$X$1] - CEILING([.J$1]*[.J$1]/([.J$1]+[.$A9])))" office:value-type="float" office:value="105" calcext:value-type="float">
            <text:p>105</text:p>
          </table:table-cell>
          <table:table-cell table:formula="of:=MAX(0; [.$X$1] - CEILING([.K$1]*[.K$1]/([.K$1]+[.$A9])))" office:value-type="float" office:value="85" calcext:value-type="float">
            <text:p>85</text:p>
          </table:table-cell>
          <table:table-cell table:formula="of:=MAX(0; [.$X$1] - CEILING([.L$1]*[.L$1]/([.L$1]+[.$A9])))" office:value-type="float" office:value="43" calcext:value-type="float">
            <text:p>43</text:p>
          </table:table-cell>
          <table:table-cell table:formula="of:=MAX(0; [.$X$1] - CEILING([.M$1]*[.M$1]/([.M$1]+[.$A9])))" office:value-type="float" office:value="0" calcext:value-type="float">
            <text:p>0</text:p>
          </table:table-cell>
          <table:table-cell table:formula="of:=MAX(0; [.$X$1] - CEILING([.N$1]*[.N$1]/([.N$1]+[.$A9])))" office:value-type="float" office:value="0" calcext:value-type="float">
            <text:p>0</text:p>
          </table:table-cell>
          <table:table-cell table:formula="of:=MAX(0; [.$X$1] - CEILING([.O$1]*[.O$1]/([.O$1]+[.$A9])))" office:value-type="float" office:value="0" calcext:value-type="float">
            <text:p>0</text:p>
          </table:table-cell>
          <table:table-cell table:formula="of:=MAX(0; [.$X$1] - CEILING([.P$1]*[.P$1]/([.P$1]+[.$A9])))" office:value-type="float" office:value="0" calcext:value-type="float">
            <text:p>0</text:p>
          </table:table-cell>
          <table:table-cell table:formula="of:=MAX(0; [.$X$1] - CEILING([.Q$1]*[.Q$1]/([.Q$1]+[.$A9])))" office:value-type="float" office:value="0" calcext:value-type="float">
            <text:p>0</text:p>
          </table:table-cell>
          <table:table-cell table:formula="of:=MAX(0; [.$X$1] - CEILING([.R$1]*[.R$1]/([.R$1]+[.$A9])))" office:value-type="float" office:value="0" calcext:value-type="float">
            <text:p>0</text:p>
          </table:table-cell>
          <table:table-cell table:formula="of:=MAX(0; [.$X$1] - CEILING([.S$1]*[.S$1]/([.S$1]+[.$A9])))" office:value-type="float" office:value="0" calcext:value-type="float">
            <text:p>0</text:p>
          </table:table-cell>
          <table:table-cell table:formula="of:=MAX(0; [.$X$1] - CEILING([.T$1]*[.T$1]/([.T$1]+[.$A9])))" office:value-type="float" office:value="0" calcext:value-type="float">
            <text:p>0</text:p>
          </table:table-cell>
          <table:table-cell table:formula="of:=MAX(0; [.$X$1] - CEILING([.U$1]*[.U$1]/([.U$1]+[.$A9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MAX(0; [.$X$1] - CEILING([.C$1]*[.C$1]/([.C$1]+[.$A10])))" office:value-type="float" office:value="199" calcext:value-type="float">
            <text:p>199</text:p>
          </table:table-cell>
          <table:table-cell table:formula="of:=MAX(0; [.$X$1] - CEILING([.D$1]*[.D$1]/([.D$1]+[.$A10])))" office:value-type="float" office:value="196" calcext:value-type="float">
            <text:p>196</text:p>
          </table:table-cell>
          <table:table-cell table:formula="of:=MAX(0; [.$X$1] - CEILING([.E$1]*[.E$1]/([.E$1]+[.$A10])))" office:value-type="float" office:value="188" calcext:value-type="float">
            <text:p>188</text:p>
          </table:table-cell>
          <table:table-cell table:formula="of:=MAX(0; [.$X$1] - CEILING([.F$1]*[.F$1]/([.F$1]+[.$A10])))" office:value-type="float" office:value="177" calcext:value-type="float">
            <text:p>177</text:p>
          </table:table-cell>
          <table:table-cell table:formula="of:=MAX(0; [.$X$1] - CEILING([.G$1]*[.G$1]/([.G$1]+[.$A10])))" office:value-type="float" office:value="163" calcext:value-type="float">
            <text:p>163</text:p>
          </table:table-cell>
          <table:table-cell table:formula="of:=MAX(0; [.$X$1] - CEILING([.H$1]*[.H$1]/([.H$1]+[.$A10])))" office:value-type="float" office:value="147" calcext:value-type="float">
            <text:p>147</text:p>
          </table:table-cell>
          <table:table-cell table:formula="of:=MAX(0; [.$X$1] - CEILING([.I$1]*[.I$1]/([.I$1]+[.$A10])))" office:value-type="float" office:value="130" calcext:value-type="float">
            <text:p>130</text:p>
          </table:table-cell>
          <table:table-cell table:formula="of:=MAX(0; [.$X$1] - CEILING([.J$1]*[.J$1]/([.J$1]+[.$A10])))" office:value-type="float" office:value="112" calcext:value-type="float">
            <text:p>112</text:p>
          </table:table-cell>
          <table:table-cell table:formula="of:=MAX(0; [.$X$1] - CEILING([.K$1]*[.K$1]/([.K$1]+[.$A10])))" office:value-type="float" office:value="93" calcext:value-type="float">
            <text:p>93</text:p>
          </table:table-cell>
          <table:table-cell table:formula="of:=MAX(0; [.$X$1] - CEILING([.L$1]*[.L$1]/([.L$1]+[.$A10])))" office:value-type="float" office:value="52" calcext:value-type="float">
            <text:p>52</text:p>
          </table:table-cell>
          <table:table-cell table:formula="of:=MAX(0; [.$X$1] - CEILING([.M$1]*[.M$1]/([.M$1]+[.$A10])))" office:value-type="float" office:value="10" calcext:value-type="float">
            <text:p>10</text:p>
          </table:table-cell>
          <table:table-cell table:formula="of:=MAX(0; [.$X$1] - CEILING([.N$1]*[.N$1]/([.N$1]+[.$A10])))" office:value-type="float" office:value="0" calcext:value-type="float">
            <text:p>0</text:p>
          </table:table-cell>
          <table:table-cell table:formula="of:=MAX(0; [.$X$1] - CEILING([.O$1]*[.O$1]/([.O$1]+[.$A10])))" office:value-type="float" office:value="0" calcext:value-type="float">
            <text:p>0</text:p>
          </table:table-cell>
          <table:table-cell table:formula="of:=MAX(0; [.$X$1] - CEILING([.P$1]*[.P$1]/([.P$1]+[.$A10])))" office:value-type="float" office:value="0" calcext:value-type="float">
            <text:p>0</text:p>
          </table:table-cell>
          <table:table-cell table:formula="of:=MAX(0; [.$X$1] - CEILING([.Q$1]*[.Q$1]/([.Q$1]+[.$A10])))" office:value-type="float" office:value="0" calcext:value-type="float">
            <text:p>0</text:p>
          </table:table-cell>
          <table:table-cell table:formula="of:=MAX(0; [.$X$1] - CEILING([.R$1]*[.R$1]/([.R$1]+[.$A10])))" office:value-type="float" office:value="0" calcext:value-type="float">
            <text:p>0</text:p>
          </table:table-cell>
          <table:table-cell table:formula="of:=MAX(0; [.$X$1] - CEILING([.S$1]*[.S$1]/([.S$1]+[.$A10])))" office:value-type="float" office:value="0" calcext:value-type="float">
            <text:p>0</text:p>
          </table:table-cell>
          <table:table-cell table:formula="of:=MAX(0; [.$X$1] - CEILING([.T$1]*[.T$1]/([.T$1]+[.$A10])))" office:value-type="float" office:value="0" calcext:value-type="float">
            <text:p>0</text:p>
          </table:table-cell>
          <table:table-cell table:formula="of:=MAX(0; [.$X$1] - CEILING([.U$1]*[.U$1]/([.U$1]+[.$A10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MAX(0; [.$X$1] - CEILING([.C$1]*[.C$1]/([.C$1]+[.$A11])))" office:value-type="float" office:value="199" calcext:value-type="float">
            <text:p>199</text:p>
          </table:table-cell>
          <table:table-cell table:formula="of:=MAX(0; [.$X$1] - CEILING([.D$1]*[.D$1]/([.D$1]+[.$A11])))" office:value-type="float" office:value="197" calcext:value-type="float">
            <text:p>197</text:p>
          </table:table-cell>
          <table:table-cell table:formula="of:=MAX(0; [.$X$1] - CEILING([.E$1]*[.E$1]/([.E$1]+[.$A11])))" office:value-type="float" office:value="190" calcext:value-type="float">
            <text:p>190</text:p>
          </table:table-cell>
          <table:table-cell table:formula="of:=MAX(0; [.$X$1] - CEILING([.F$1]*[.F$1]/([.F$1]+[.$A11])))" office:value-type="float" office:value="179" calcext:value-type="float">
            <text:p>179</text:p>
          </table:table-cell>
          <table:table-cell table:formula="of:=MAX(0; [.$X$1] - CEILING([.G$1]*[.G$1]/([.G$1]+[.$A11])))" office:value-type="float" office:value="166" calcext:value-type="float">
            <text:p>166</text:p>
          </table:table-cell>
          <table:table-cell table:formula="of:=MAX(0; [.$X$1] - CEILING([.H$1]*[.H$1]/([.H$1]+[.$A11])))" office:value-type="float" office:value="151" calcext:value-type="float">
            <text:p>151</text:p>
          </table:table-cell>
          <table:table-cell table:formula="of:=MAX(0; [.$X$1] - CEILING([.I$1]*[.I$1]/([.I$1]+[.$A11])))" office:value-type="float" office:value="135" calcext:value-type="float">
            <text:p>135</text:p>
          </table:table-cell>
          <table:table-cell table:formula="of:=MAX(0; [.$X$1] - CEILING([.J$1]*[.J$1]/([.J$1]+[.$A11])))" office:value-type="float" office:value="118" calcext:value-type="float">
            <text:p>118</text:p>
          </table:table-cell>
          <table:table-cell table:formula="of:=MAX(0; [.$X$1] - CEILING([.K$1]*[.K$1]/([.K$1]+[.$A11])))" office:value-type="float" office:value="100" calcext:value-type="float">
            <text:p>100</text:p>
          </table:table-cell>
          <table:table-cell table:formula="of:=MAX(0; [.$X$1] - CEILING([.L$1]*[.L$1]/([.L$1]+[.$A11])))" office:value-type="float" office:value="61" calcext:value-type="float">
            <text:p>61</text:p>
          </table:table-cell>
          <table:table-cell table:formula="of:=MAX(0; [.$X$1] - CEILING([.M$1]*[.M$1]/([.M$1]+[.$A11])))" office:value-type="float" office:value="20" calcext:value-type="float">
            <text:p>20</text:p>
          </table:table-cell>
          <table:table-cell table:formula="of:=MAX(0; [.$X$1] - CEILING([.N$1]*[.N$1]/([.N$1]+[.$A11])))" office:value-type="float" office:value="0" calcext:value-type="float">
            <text:p>0</text:p>
          </table:table-cell>
          <table:table-cell table:formula="of:=MAX(0; [.$X$1] - CEILING([.O$1]*[.O$1]/([.O$1]+[.$A11])))" office:value-type="float" office:value="0" calcext:value-type="float">
            <text:p>0</text:p>
          </table:table-cell>
          <table:table-cell table:formula="of:=MAX(0; [.$X$1] - CEILING([.P$1]*[.P$1]/([.P$1]+[.$A11])))" office:value-type="float" office:value="0" calcext:value-type="float">
            <text:p>0</text:p>
          </table:table-cell>
          <table:table-cell table:formula="of:=MAX(0; [.$X$1] - CEILING([.Q$1]*[.Q$1]/([.Q$1]+[.$A11])))" office:value-type="float" office:value="0" calcext:value-type="float">
            <text:p>0</text:p>
          </table:table-cell>
          <table:table-cell table:formula="of:=MAX(0; [.$X$1] - CEILING([.R$1]*[.R$1]/([.R$1]+[.$A11])))" office:value-type="float" office:value="0" calcext:value-type="float">
            <text:p>0</text:p>
          </table:table-cell>
          <table:table-cell table:formula="of:=MAX(0; [.$X$1] - CEILING([.S$1]*[.S$1]/([.S$1]+[.$A11])))" office:value-type="float" office:value="0" calcext:value-type="float">
            <text:p>0</text:p>
          </table:table-cell>
          <table:table-cell table:formula="of:=MAX(0; [.$X$1] - CEILING([.T$1]*[.T$1]/([.T$1]+[.$A11])))" office:value-type="float" office:value="0" calcext:value-type="float">
            <text:p>0</text:p>
          </table:table-cell>
          <table:table-cell table:formula="of:=MAX(0; [.$X$1] - CEILING([.U$1]*[.U$1]/([.U$1]+[.$A11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MAX(0; [.$X$1] - CEILING([.C$1]*[.C$1]/([.C$1]+[.$A12])))" office:value-type="float" office:value="199" calcext:value-type="float">
            <text:p>199</text:p>
          </table:table-cell>
          <table:table-cell table:formula="of:=MAX(0; [.$X$1] - CEILING([.D$1]*[.D$1]/([.D$1]+[.$A12])))" office:value-type="float" office:value="197" calcext:value-type="float">
            <text:p>197</text:p>
          </table:table-cell>
          <table:table-cell table:formula="of:=MAX(0; [.$X$1] - CEILING([.E$1]*[.E$1]/([.E$1]+[.$A12])))" office:value-type="float" office:value="191" calcext:value-type="float">
            <text:p>191</text:p>
          </table:table-cell>
          <table:table-cell table:formula="of:=MAX(0; [.$X$1] - CEILING([.F$1]*[.F$1]/([.F$1]+[.$A12])))" office:value-type="float" office:value="182" calcext:value-type="float">
            <text:p>182</text:p>
          </table:table-cell>
          <table:table-cell table:formula="of:=MAX(0; [.$X$1] - CEILING([.G$1]*[.G$1]/([.G$1]+[.$A12])))" office:value-type="float" office:value="171" calcext:value-type="float">
            <text:p>171</text:p>
          </table:table-cell>
          <table:table-cell table:formula="of:=MAX(0; [.$X$1] - CEILING([.H$1]*[.H$1]/([.H$1]+[.$A12])))" office:value-type="float" office:value="158" calcext:value-type="float">
            <text:p>158</text:p>
          </table:table-cell>
          <table:table-cell table:formula="of:=MAX(0; [.$X$1] - CEILING([.I$1]*[.I$1]/([.I$1]+[.$A12])))" office:value-type="float" office:value="143" calcext:value-type="float">
            <text:p>143</text:p>
          </table:table-cell>
          <table:table-cell table:formula="of:=MAX(0; [.$X$1] - CEILING([.J$1]*[.J$1]/([.J$1]+[.$A12])))" office:value-type="float" office:value="127" calcext:value-type="float">
            <text:p>127</text:p>
          </table:table-cell>
          <table:table-cell table:formula="of:=MAX(0; [.$X$1] - CEILING([.K$1]*[.K$1]/([.K$1]+[.$A12])))" office:value-type="float" office:value="111" calcext:value-type="float">
            <text:p>111</text:p>
          </table:table-cell>
          <table:table-cell table:formula="of:=MAX(0; [.$X$1] - CEILING([.L$1]*[.L$1]/([.L$1]+[.$A12])))" office:value-type="float" office:value="75" calcext:value-type="float">
            <text:p>75</text:p>
          </table:table-cell>
          <table:table-cell table:formula="of:=MAX(0; [.$X$1] - CEILING([.M$1]*[.M$1]/([.M$1]+[.$A12])))" office:value-type="float" office:value="36" calcext:value-type="float">
            <text:p>36</text:p>
          </table:table-cell>
          <table:table-cell table:formula="of:=MAX(0; [.$X$1] - CEILING([.N$1]*[.N$1]/([.N$1]+[.$A12])))" office:value-type="float" office:value="0" calcext:value-type="float">
            <text:p>0</text:p>
          </table:table-cell>
          <table:table-cell table:formula="of:=MAX(0; [.$X$1] - CEILING([.O$1]*[.O$1]/([.O$1]+[.$A12])))" office:value-type="float" office:value="0" calcext:value-type="float">
            <text:p>0</text:p>
          </table:table-cell>
          <table:table-cell table:formula="of:=MAX(0; [.$X$1] - CEILING([.P$1]*[.P$1]/([.P$1]+[.$A12])))" office:value-type="float" office:value="0" calcext:value-type="float">
            <text:p>0</text:p>
          </table:table-cell>
          <table:table-cell table:formula="of:=MAX(0; [.$X$1] - CEILING([.Q$1]*[.Q$1]/([.Q$1]+[.$A12])))" office:value-type="float" office:value="0" calcext:value-type="float">
            <text:p>0</text:p>
          </table:table-cell>
          <table:table-cell table:formula="of:=MAX(0; [.$X$1] - CEILING([.R$1]*[.R$1]/([.R$1]+[.$A12])))" office:value-type="float" office:value="0" calcext:value-type="float">
            <text:p>0</text:p>
          </table:table-cell>
          <table:table-cell table:formula="of:=MAX(0; [.$X$1] - CEILING([.S$1]*[.S$1]/([.S$1]+[.$A12])))" office:value-type="float" office:value="0" calcext:value-type="float">
            <text:p>0</text:p>
          </table:table-cell>
          <table:table-cell table:formula="of:=MAX(0; [.$X$1] - CEILING([.T$1]*[.T$1]/([.T$1]+[.$A12])))" office:value-type="float" office:value="0" calcext:value-type="float">
            <text:p>0</text:p>
          </table:table-cell>
          <table:table-cell table:formula="of:=MAX(0; [.$X$1] - CEILING([.U$1]*[.U$1]/([.U$1]+[.$A12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MAX(0; [.$X$1] - CEILING([.C$1]*[.C$1]/([.C$1]+[.$A13])))" office:value-type="float" office:value="199" calcext:value-type="float">
            <text:p>199</text:p>
          </table:table-cell>
          <table:table-cell table:formula="of:=MAX(0; [.$X$1] - CEILING([.D$1]*[.D$1]/([.D$1]+[.$A13])))" office:value-type="float" office:value="198" calcext:value-type="float">
            <text:p>198</text:p>
          </table:table-cell>
          <table:table-cell table:formula="of:=MAX(0; [.$X$1] - CEILING([.E$1]*[.E$1]/([.E$1]+[.$A13])))" office:value-type="float" office:value="192" calcext:value-type="float">
            <text:p>192</text:p>
          </table:table-cell>
          <table:table-cell table:formula="of:=MAX(0; [.$X$1] - CEILING([.F$1]*[.F$1]/([.F$1]+[.$A13])))" office:value-type="float" office:value="185" calcext:value-type="float">
            <text:p>185</text:p>
          </table:table-cell>
          <table:table-cell table:formula="of:=MAX(0; [.$X$1] - CEILING([.G$1]*[.G$1]/([.G$1]+[.$A13])))" office:value-type="float" office:value="175" calcext:value-type="float">
            <text:p>175</text:p>
          </table:table-cell>
          <table:table-cell table:formula="of:=MAX(0; [.$X$1] - CEILING([.H$1]*[.H$1]/([.H$1]+[.$A13])))" office:value-type="float" office:value="163" calcext:value-type="float">
            <text:p>163</text:p>
          </table:table-cell>
          <table:table-cell table:formula="of:=MAX(0; [.$X$1] - CEILING([.I$1]*[.I$1]/([.I$1]+[.$A13])))" office:value-type="float" office:value="150" calcext:value-type="float">
            <text:p>150</text:p>
          </table:table-cell>
          <table:table-cell table:formula="of:=MAX(0; [.$X$1] - CEILING([.J$1]*[.J$1]/([.J$1]+[.$A13])))" office:value-type="float" office:value="135" calcext:value-type="float">
            <text:p>135</text:p>
          </table:table-cell>
          <table:table-cell table:formula="of:=MAX(0; [.$X$1] - CEILING([.K$1]*[.K$1]/([.K$1]+[.$A13])))" office:value-type="float" office:value="120" calcext:value-type="float">
            <text:p>120</text:p>
          </table:table-cell>
          <table:table-cell table:formula="of:=MAX(0; [.$X$1] - CEILING([.L$1]*[.L$1]/([.L$1]+[.$A13])))" office:value-type="float" office:value="86" calcext:value-type="float">
            <text:p>86</text:p>
          </table:table-cell>
          <table:table-cell table:formula="of:=MAX(0; [.$X$1] - CEILING([.M$1]*[.M$1]/([.M$1]+[.$A13])))" office:value-type="float" office:value="50" calcext:value-type="float">
            <text:p>50</text:p>
          </table:table-cell>
          <table:table-cell table:formula="of:=MAX(0; [.$X$1] - CEILING([.N$1]*[.N$1]/([.N$1]+[.$A13])))" office:value-type="float" office:value="11" calcext:value-type="float">
            <text:p>11</text:p>
          </table:table-cell>
          <table:table-cell table:formula="of:=MAX(0; [.$X$1] - CEILING([.O$1]*[.O$1]/([.O$1]+[.$A13])))" office:value-type="float" office:value="0" calcext:value-type="float">
            <text:p>0</text:p>
          </table:table-cell>
          <table:table-cell table:formula="of:=MAX(0; [.$X$1] - CEILING([.P$1]*[.P$1]/([.P$1]+[.$A13])))" office:value-type="float" office:value="0" calcext:value-type="float">
            <text:p>0</text:p>
          </table:table-cell>
          <table:table-cell table:formula="of:=MAX(0; [.$X$1] - CEILING([.Q$1]*[.Q$1]/([.Q$1]+[.$A13])))" office:value-type="float" office:value="0" calcext:value-type="float">
            <text:p>0</text:p>
          </table:table-cell>
          <table:table-cell table:formula="of:=MAX(0; [.$X$1] - CEILING([.R$1]*[.R$1]/([.R$1]+[.$A13])))" office:value-type="float" office:value="0" calcext:value-type="float">
            <text:p>0</text:p>
          </table:table-cell>
          <table:table-cell table:formula="of:=MAX(0; [.$X$1] - CEILING([.S$1]*[.S$1]/([.S$1]+[.$A13])))" office:value-type="float" office:value="0" calcext:value-type="float">
            <text:p>0</text:p>
          </table:table-cell>
          <table:table-cell table:formula="of:=MAX(0; [.$X$1] - CEILING([.T$1]*[.T$1]/([.T$1]+[.$A13])))" office:value-type="float" office:value="0" calcext:value-type="float">
            <text:p>0</text:p>
          </table:table-cell>
          <table:table-cell table:formula="of:=MAX(0; [.$X$1] - CEILING([.U$1]*[.U$1]/([.U$1]+[.$A13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MAX(0; [.$X$1] - CEILING([.C$1]*[.C$1]/([.C$1]+[.$A14])))" office:value-type="float" office:value="199" calcext:value-type="float">
            <text:p>199</text:p>
          </table:table-cell>
          <table:table-cell table:formula="of:=MAX(0; [.$X$1] - CEILING([.D$1]*[.D$1]/([.D$1]+[.$A14])))" office:value-type="float" office:value="198" calcext:value-type="float">
            <text:p>198</text:p>
          </table:table-cell>
          <table:table-cell table:formula="of:=MAX(0; [.$X$1] - CEILING([.E$1]*[.E$1]/([.E$1]+[.$A14])))" office:value-type="float" office:value="193" calcext:value-type="float">
            <text:p>193</text:p>
          </table:table-cell>
          <table:table-cell table:formula="of:=MAX(0; [.$X$1] - CEILING([.F$1]*[.F$1]/([.F$1]+[.$A14])))" office:value-type="float" office:value="186" calcext:value-type="float">
            <text:p>186</text:p>
          </table:table-cell>
          <table:table-cell table:formula="of:=MAX(0; [.$X$1] - CEILING([.G$1]*[.G$1]/([.G$1]+[.$A14])))" office:value-type="float" office:value="177" calcext:value-type="float">
            <text:p>177</text:p>
          </table:table-cell>
          <table:table-cell table:formula="of:=MAX(0; [.$X$1] - CEILING([.H$1]*[.H$1]/([.H$1]+[.$A14])))" office:value-type="float" office:value="167" calcext:value-type="float">
            <text:p>167</text:p>
          </table:table-cell>
          <table:table-cell table:formula="of:=MAX(0; [.$X$1] - CEILING([.I$1]*[.I$1]/([.I$1]+[.$A14])))" office:value-type="float" office:value="155" calcext:value-type="float">
            <text:p>155</text:p>
          </table:table-cell>
          <table:table-cell table:formula="of:=MAX(0; [.$X$1] - CEILING([.J$1]*[.J$1]/([.J$1]+[.$A14])))" office:value-type="float" office:value="141" calcext:value-type="float">
            <text:p>141</text:p>
          </table:table-cell>
          <table:table-cell table:formula="of:=MAX(0; [.$X$1] - CEILING([.K$1]*[.K$1]/([.K$1]+[.$A14])))" office:value-type="float" office:value="127" calcext:value-type="float">
            <text:p>127</text:p>
          </table:table-cell>
          <table:table-cell table:formula="of:=MAX(0; [.$X$1] - CEILING([.L$1]*[.L$1]/([.L$1]+[.$A14])))" office:value-type="float" office:value="95" calcext:value-type="float">
            <text:p>95</text:p>
          </table:table-cell>
          <table:table-cell table:formula="of:=MAX(0; [.$X$1] - CEILING([.M$1]*[.M$1]/([.M$1]+[.$A14])))" office:value-type="float" office:value="61" calcext:value-type="float">
            <text:p>61</text:p>
          </table:table-cell>
          <table:table-cell table:formula="of:=MAX(0; [.$X$1] - CEILING([.N$1]*[.N$1]/([.N$1]+[.$A14])))" office:value-type="float" office:value="25" calcext:value-type="float">
            <text:p>25</text:p>
          </table:table-cell>
          <table:table-cell table:formula="of:=MAX(0; [.$X$1] - CEILING([.O$1]*[.O$1]/([.O$1]+[.$A14])))" office:value-type="float" office:value="0" calcext:value-type="float">
            <text:p>0</text:p>
          </table:table-cell>
          <table:table-cell table:formula="of:=MAX(0; [.$X$1] - CEILING([.P$1]*[.P$1]/([.P$1]+[.$A14])))" office:value-type="float" office:value="0" calcext:value-type="float">
            <text:p>0</text:p>
          </table:table-cell>
          <table:table-cell table:formula="of:=MAX(0; [.$X$1] - CEILING([.Q$1]*[.Q$1]/([.Q$1]+[.$A14])))" office:value-type="float" office:value="0" calcext:value-type="float">
            <text:p>0</text:p>
          </table:table-cell>
          <table:table-cell table:formula="of:=MAX(0; [.$X$1] - CEILING([.R$1]*[.R$1]/([.R$1]+[.$A14])))" office:value-type="float" office:value="0" calcext:value-type="float">
            <text:p>0</text:p>
          </table:table-cell>
          <table:table-cell table:formula="of:=MAX(0; [.$X$1] - CEILING([.S$1]*[.S$1]/([.S$1]+[.$A14])))" office:value-type="float" office:value="0" calcext:value-type="float">
            <text:p>0</text:p>
          </table:table-cell>
          <table:table-cell table:formula="of:=MAX(0; [.$X$1] - CEILING([.T$1]*[.T$1]/([.T$1]+[.$A14])))" office:value-type="float" office:value="0" calcext:value-type="float">
            <text:p>0</text:p>
          </table:table-cell>
          <table:table-cell table:formula="of:=MAX(0; [.$X$1] - CEILING([.U$1]*[.U$1]/([.U$1]+[.$A14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MAX(0; [.$X$1] - CEILING([.C$1]*[.C$1]/([.C$1]+[.$A15])))" office:value-type="float" office:value="199" calcext:value-type="float">
            <text:p>199</text:p>
          </table:table-cell>
          <table:table-cell table:formula="of:=MAX(0; [.$X$1] - CEILING([.D$1]*[.D$1]/([.D$1]+[.$A15])))" office:value-type="float" office:value="198" calcext:value-type="float">
            <text:p>198</text:p>
          </table:table-cell>
          <table:table-cell table:formula="of:=MAX(0; [.$X$1] - CEILING([.E$1]*[.E$1]/([.E$1]+[.$A15])))" office:value-type="float" office:value="194" calcext:value-type="float">
            <text:p>194</text:p>
          </table:table-cell>
          <table:table-cell table:formula="of:=MAX(0; [.$X$1] - CEILING([.F$1]*[.F$1]/([.F$1]+[.$A15])))" office:value-type="float" office:value="188" calcext:value-type="float">
            <text:p>188</text:p>
          </table:table-cell>
          <table:table-cell table:formula="of:=MAX(0; [.$X$1] - CEILING([.G$1]*[.G$1]/([.G$1]+[.$A15])))" office:value-type="float" office:value="180" calcext:value-type="float">
            <text:p>180</text:p>
          </table:table-cell>
          <table:table-cell table:formula="of:=MAX(0; [.$X$1] - CEILING([.H$1]*[.H$1]/([.H$1]+[.$A15])))" office:value-type="float" office:value="170" calcext:value-type="float">
            <text:p>170</text:p>
          </table:table-cell>
          <table:table-cell table:formula="of:=MAX(0; [.$X$1] - CEILING([.I$1]*[.I$1]/([.I$1]+[.$A15])))" office:value-type="float" office:value="159" calcext:value-type="float">
            <text:p>159</text:p>
          </table:table-cell>
          <table:table-cell table:formula="of:=MAX(0; [.$X$1] - CEILING([.J$1]*[.J$1]/([.J$1]+[.$A15])))" office:value-type="float" office:value="146" calcext:value-type="float">
            <text:p>146</text:p>
          </table:table-cell>
          <table:table-cell table:formula="of:=MAX(0; [.$X$1] - CEILING([.K$1]*[.K$1]/([.K$1]+[.$A15])))" office:value-type="float" office:value="133" calcext:value-type="float">
            <text:p>133</text:p>
          </table:table-cell>
          <table:table-cell table:formula="of:=MAX(0; [.$X$1] - CEILING([.L$1]*[.L$1]/([.L$1]+[.$A15])))" office:value-type="float" office:value="103" calcext:value-type="float">
            <text:p>103</text:p>
          </table:table-cell>
          <table:table-cell table:formula="of:=MAX(0; [.$X$1] - CEILING([.M$1]*[.M$1]/([.M$1]+[.$A15])))" office:value-type="float" office:value="71" calcext:value-type="float">
            <text:p>71</text:p>
          </table:table-cell>
          <table:table-cell table:formula="of:=MAX(0; [.$X$1] - CEILING([.N$1]*[.N$1]/([.N$1]+[.$A15])))" office:value-type="float" office:value="36" calcext:value-type="float">
            <text:p>36</text:p>
          </table:table-cell>
          <table:table-cell table:formula="of:=MAX(0; [.$X$1] - CEILING([.O$1]*[.O$1]/([.O$1]+[.$A15])))" office:value-type="float" office:value="0" calcext:value-type="float">
            <text:p>0</text:p>
          </table:table-cell>
          <table:table-cell table:formula="of:=MAX(0; [.$X$1] - CEILING([.P$1]*[.P$1]/([.P$1]+[.$A15])))" office:value-type="float" office:value="0" calcext:value-type="float">
            <text:p>0</text:p>
          </table:table-cell>
          <table:table-cell table:formula="of:=MAX(0; [.$X$1] - CEILING([.Q$1]*[.Q$1]/([.Q$1]+[.$A15])))" office:value-type="float" office:value="0" calcext:value-type="float">
            <text:p>0</text:p>
          </table:table-cell>
          <table:table-cell table:formula="of:=MAX(0; [.$X$1] - CEILING([.R$1]*[.R$1]/([.R$1]+[.$A15])))" office:value-type="float" office:value="0" calcext:value-type="float">
            <text:p>0</text:p>
          </table:table-cell>
          <table:table-cell table:formula="of:=MAX(0; [.$X$1] - CEILING([.S$1]*[.S$1]/([.S$1]+[.$A15])))" office:value-type="float" office:value="0" calcext:value-type="float">
            <text:p>0</text:p>
          </table:table-cell>
          <table:table-cell table:formula="of:=MAX(0; [.$X$1] - CEILING([.T$1]*[.T$1]/([.T$1]+[.$A15])))" office:value-type="float" office:value="0" calcext:value-type="float">
            <text:p>0</text:p>
          </table:table-cell>
          <table:table-cell table:formula="of:=MAX(0; [.$X$1] - CEILING([.U$1]*[.U$1]/([.U$1]+[.$A15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MAX(0; [.$X$1] - CEILING([.C$1]*[.C$1]/([.C$1]+[.$A16])))" office:value-type="float" office:value="199" calcext:value-type="float">
            <text:p>199</text:p>
          </table:table-cell>
          <table:table-cell table:formula="of:=MAX(0; [.$X$1] - CEILING([.D$1]*[.D$1]/([.D$1]+[.$A16])))" office:value-type="float" office:value="198" calcext:value-type="float">
            <text:p>198</text:p>
          </table:table-cell>
          <table:table-cell table:formula="of:=MAX(0; [.$X$1] - CEILING([.E$1]*[.E$1]/([.E$1]+[.$A16])))" office:value-type="float" office:value="195" calcext:value-type="float">
            <text:p>195</text:p>
          </table:table-cell>
          <table:table-cell table:formula="of:=MAX(0; [.$X$1] - CEILING([.F$1]*[.F$1]/([.F$1]+[.$A16])))" office:value-type="float" office:value="190" calcext:value-type="float">
            <text:p>190</text:p>
          </table:table-cell>
          <table:table-cell table:formula="of:=MAX(0; [.$X$1] - CEILING([.G$1]*[.G$1]/([.G$1]+[.$A16])))" office:value-type="float" office:value="183" calcext:value-type="float">
            <text:p>183</text:p>
          </table:table-cell>
          <table:table-cell table:formula="of:=MAX(0; [.$X$1] - CEILING([.H$1]*[.H$1]/([.H$1]+[.$A16])))" office:value-type="float" office:value="175" calcext:value-type="float">
            <text:p>175</text:p>
          </table:table-cell>
          <table:table-cell table:formula="of:=MAX(0; [.$X$1] - CEILING([.I$1]*[.I$1]/([.I$1]+[.$A16])))" office:value-type="float" office:value="165" calcext:value-type="float">
            <text:p>165</text:p>
          </table:table-cell>
          <table:table-cell table:formula="of:=MAX(0; [.$X$1] - CEILING([.J$1]*[.J$1]/([.J$1]+[.$A16])))" office:value-type="float" office:value="154" calcext:value-type="float">
            <text:p>154</text:p>
          </table:table-cell>
          <table:table-cell table:formula="of:=MAX(0; [.$X$1] - CEILING([.K$1]*[.K$1]/([.K$1]+[.$A16])))" office:value-type="float" office:value="142" calcext:value-type="float">
            <text:p>142</text:p>
          </table:table-cell>
          <table:table-cell table:formula="of:=MAX(0; [.$X$1] - CEILING([.L$1]*[.L$1]/([.L$1]+[.$A16])))" office:value-type="float" office:value="116" calcext:value-type="float">
            <text:p>116</text:p>
          </table:table-cell>
          <table:table-cell table:formula="of:=MAX(0; [.$X$1] - CEILING([.M$1]*[.M$1]/([.M$1]+[.$A16])))" office:value-type="float" office:value="87" calcext:value-type="float">
            <text:p>87</text:p>
          </table:table-cell>
          <table:table-cell table:formula="of:=MAX(0; [.$X$1] - CEILING([.N$1]*[.N$1]/([.N$1]+[.$A16])))" office:value-type="float" office:value="55" calcext:value-type="float">
            <text:p>55</text:p>
          </table:table-cell>
          <table:table-cell table:formula="of:=MAX(0; [.$X$1] - CEILING([.O$1]*[.O$1]/([.O$1]+[.$A16])))" office:value-type="float" office:value="22" calcext:value-type="float">
            <text:p>22</text:p>
          </table:table-cell>
          <table:table-cell table:formula="of:=MAX(0; [.$X$1] - CEILING([.P$1]*[.P$1]/([.P$1]+[.$A16])))" office:value-type="float" office:value="0" calcext:value-type="float">
            <text:p>0</text:p>
          </table:table-cell>
          <table:table-cell table:formula="of:=MAX(0; [.$X$1] - CEILING([.Q$1]*[.Q$1]/([.Q$1]+[.$A16])))" office:value-type="float" office:value="0" calcext:value-type="float">
            <text:p>0</text:p>
          </table:table-cell>
          <table:table-cell table:formula="of:=MAX(0; [.$X$1] - CEILING([.R$1]*[.R$1]/([.R$1]+[.$A16])))" office:value-type="float" office:value="0" calcext:value-type="float">
            <text:p>0</text:p>
          </table:table-cell>
          <table:table-cell table:formula="of:=MAX(0; [.$X$1] - CEILING([.S$1]*[.S$1]/([.S$1]+[.$A16])))" office:value-type="float" office:value="0" calcext:value-type="float">
            <text:p>0</text:p>
          </table:table-cell>
          <table:table-cell table:formula="of:=MAX(0; [.$X$1] - CEILING([.T$1]*[.T$1]/([.T$1]+[.$A16])))" office:value-type="float" office:value="0" calcext:value-type="float">
            <text:p>0</text:p>
          </table:table-cell>
          <table:table-cell table:formula="of:=MAX(0; [.$X$1] - CEILING([.U$1]*[.U$1]/([.U$1]+[.$A16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formula="of:=MAX(0; [.$X$1] - CEILING([.C$1]*[.C$1]/([.C$1]+[.$A17])))" office:value-type="float" office:value="199" calcext:value-type="float">
            <text:p>199</text:p>
          </table:table-cell>
          <table:table-cell table:formula="of:=MAX(0; [.$X$1] - CEILING([.D$1]*[.D$1]/([.D$1]+[.$A17])))" office:value-type="float" office:value="199" calcext:value-type="float">
            <text:p>199</text:p>
          </table:table-cell>
          <table:table-cell table:formula="of:=MAX(0; [.$X$1] - CEILING([.E$1]*[.E$1]/([.E$1]+[.$A17])))" office:value-type="float" office:value="196" calcext:value-type="float">
            <text:p>196</text:p>
          </table:table-cell>
          <table:table-cell table:formula="of:=MAX(0; [.$X$1] - CEILING([.F$1]*[.F$1]/([.F$1]+[.$A17])))" office:value-type="float" office:value="191" calcext:value-type="float">
            <text:p>191</text:p>
          </table:table-cell>
          <table:table-cell table:formula="of:=MAX(0; [.$X$1] - CEILING([.G$1]*[.G$1]/([.G$1]+[.$A17])))" office:value-type="float" office:value="185" calcext:value-type="float">
            <text:p>185</text:p>
          </table:table-cell>
          <table:table-cell table:formula="of:=MAX(0; [.$X$1] - CEILING([.H$1]*[.H$1]/([.H$1]+[.$A17])))" office:value-type="float" office:value="178" calcext:value-type="float">
            <text:p>178</text:p>
          </table:table-cell>
          <table:table-cell table:formula="of:=MAX(0; [.$X$1] - CEILING([.I$1]*[.I$1]/([.I$1]+[.$A17])))" office:value-type="float" office:value="170" calcext:value-type="float">
            <text:p>170</text:p>
          </table:table-cell>
          <table:table-cell table:formula="of:=MAX(0; [.$X$1] - CEILING([.J$1]*[.J$1]/([.J$1]+[.$A17])))" office:value-type="float" office:value="160" calcext:value-type="float">
            <text:p>160</text:p>
          </table:table-cell>
          <table:table-cell table:formula="of:=MAX(0; [.$X$1] - CEILING([.K$1]*[.K$1]/([.K$1]+[.$A17])))" office:value-type="float" office:value="150" calcext:value-type="float">
            <text:p>150</text:p>
          </table:table-cell>
          <table:table-cell table:formula="of:=MAX(0; [.$X$1] - CEILING([.L$1]*[.L$1]/([.L$1]+[.$A17])))" office:value-type="float" office:value="126" calcext:value-type="float">
            <text:p>126</text:p>
          </table:table-cell>
          <table:table-cell table:formula="of:=MAX(0; [.$X$1] - CEILING([.M$1]*[.M$1]/([.M$1]+[.$A17])))" office:value-type="float" office:value="100" calcext:value-type="float">
            <text:p>100</text:p>
          </table:table-cell>
          <table:table-cell table:formula="of:=MAX(0; [.$X$1] - CEILING([.N$1]*[.N$1]/([.N$1]+[.$A17])))" office:value-type="float" office:value="71" calcext:value-type="float">
            <text:p>71</text:p>
          </table:table-cell>
          <table:table-cell table:formula="of:=MAX(0; [.$X$1] - CEILING([.O$1]*[.O$1]/([.O$1]+[.$A17])))" office:value-type="float" office:value="40" calcext:value-type="float">
            <text:p>40</text:p>
          </table:table-cell>
          <table:table-cell table:formula="of:=MAX(0; [.$X$1] - CEILING([.P$1]*[.P$1]/([.P$1]+[.$A17])))" office:value-type="float" office:value="0" calcext:value-type="float">
            <text:p>0</text:p>
          </table:table-cell>
          <table:table-cell table:formula="of:=MAX(0; [.$X$1] - CEILING([.Q$1]*[.Q$1]/([.Q$1]+[.$A17])))" office:value-type="float" office:value="0" calcext:value-type="float">
            <text:p>0</text:p>
          </table:table-cell>
          <table:table-cell table:formula="of:=MAX(0; [.$X$1] - CEILING([.R$1]*[.R$1]/([.R$1]+[.$A17])))" office:value-type="float" office:value="0" calcext:value-type="float">
            <text:p>0</text:p>
          </table:table-cell>
          <table:table-cell table:formula="of:=MAX(0; [.$X$1] - CEILING([.S$1]*[.S$1]/([.S$1]+[.$A17])))" office:value-type="float" office:value="0" calcext:value-type="float">
            <text:p>0</text:p>
          </table:table-cell>
          <table:table-cell table:formula="of:=MAX(0; [.$X$1] - CEILING([.T$1]*[.T$1]/([.T$1]+[.$A17])))" office:value-type="float" office:value="0" calcext:value-type="float">
            <text:p>0</text:p>
          </table:table-cell>
          <table:table-cell table:formula="of:=MAX(0; [.$X$1] - CEILING([.U$1]*[.U$1]/([.U$1]+[.$A17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MAX(0; [.$X$1] - CEILING([.C$1]*[.C$1]/([.C$1]+[.$A18])))" office:value-type="float" office:value="199" calcext:value-type="float">
            <text:p>199</text:p>
          </table:table-cell>
          <table:table-cell table:formula="of:=MAX(0; [.$X$1] - CEILING([.D$1]*[.D$1]/([.D$1]+[.$A18])))" office:value-type="float" office:value="199" calcext:value-type="float">
            <text:p>199</text:p>
          </table:table-cell>
          <table:table-cell table:formula="of:=MAX(0; [.$X$1] - CEILING([.E$1]*[.E$1]/([.E$1]+[.$A18])))" office:value-type="float" office:value="196" calcext:value-type="float">
            <text:p>196</text:p>
          </table:table-cell>
          <table:table-cell table:formula="of:=MAX(0; [.$X$1] - CEILING([.F$1]*[.F$1]/([.F$1]+[.$A18])))" office:value-type="float" office:value="192" calcext:value-type="float">
            <text:p>192</text:p>
          </table:table-cell>
          <table:table-cell table:formula="of:=MAX(0; [.$X$1] - CEILING([.G$1]*[.G$1]/([.G$1]+[.$A18])))" office:value-type="float" office:value="187" calcext:value-type="float">
            <text:p>187</text:p>
          </table:table-cell>
          <table:table-cell table:formula="of:=MAX(0; [.$X$1] - CEILING([.H$1]*[.H$1]/([.H$1]+[.$A18])))" office:value-type="float" office:value="181" calcext:value-type="float">
            <text:p>181</text:p>
          </table:table-cell>
          <table:table-cell table:formula="of:=MAX(0; [.$X$1] - CEILING([.I$1]*[.I$1]/([.I$1]+[.$A18])))" office:value-type="float" office:value="173" calcext:value-type="float">
            <text:p>173</text:p>
          </table:table-cell>
          <table:table-cell table:formula="of:=MAX(0; [.$X$1] - CEILING([.J$1]*[.J$1]/([.J$1]+[.$A18])))" office:value-type="float" office:value="165" calcext:value-type="float">
            <text:p>165</text:p>
          </table:table-cell>
          <table:table-cell table:formula="of:=MAX(0; [.$X$1] - CEILING([.K$1]*[.K$1]/([.K$1]+[.$A18])))" office:value-type="float" office:value="155" calcext:value-type="float">
            <text:p>155</text:p>
          </table:table-cell>
          <table:table-cell table:formula="of:=MAX(0; [.$X$1] - CEILING([.L$1]*[.L$1]/([.L$1]+[.$A18])))" office:value-type="float" office:value="134" calcext:value-type="float">
            <text:p>134</text:p>
          </table:table-cell>
          <table:table-cell table:formula="of:=MAX(0; [.$X$1] - CEILING([.M$1]*[.M$1]/([.M$1]+[.$A18])))" office:value-type="float" office:value="110" calcext:value-type="float">
            <text:p>110</text:p>
          </table:table-cell>
          <table:table-cell table:formula="of:=MAX(0; [.$X$1] - CEILING([.N$1]*[.N$1]/([.N$1]+[.$A18])))" office:value-type="float" office:value="83" calcext:value-type="float">
            <text:p>83</text:p>
          </table:table-cell>
          <table:table-cell table:formula="of:=MAX(0; [.$X$1] - CEILING([.O$1]*[.O$1]/([.O$1]+[.$A18])))" office:value-type="float" office:value="54" calcext:value-type="float">
            <text:p>54</text:p>
          </table:table-cell>
          <table:table-cell table:formula="of:=MAX(0; [.$X$1] - CEILING([.P$1]*[.P$1]/([.P$1]+[.$A18])))" office:value-type="float" office:value="0" calcext:value-type="float">
            <text:p>0</text:p>
          </table:table-cell>
          <table:table-cell table:formula="of:=MAX(0; [.$X$1] - CEILING([.Q$1]*[.Q$1]/([.Q$1]+[.$A18])))" office:value-type="float" office:value="0" calcext:value-type="float">
            <text:p>0</text:p>
          </table:table-cell>
          <table:table-cell table:formula="of:=MAX(0; [.$X$1] - CEILING([.R$1]*[.R$1]/([.R$1]+[.$A18])))" office:value-type="float" office:value="0" calcext:value-type="float">
            <text:p>0</text:p>
          </table:table-cell>
          <table:table-cell table:formula="of:=MAX(0; [.$X$1] - CEILING([.S$1]*[.S$1]/([.S$1]+[.$A18])))" office:value-type="float" office:value="0" calcext:value-type="float">
            <text:p>0</text:p>
          </table:table-cell>
          <table:table-cell table:formula="of:=MAX(0; [.$X$1] - CEILING([.T$1]*[.T$1]/([.T$1]+[.$A18])))" office:value-type="float" office:value="0" calcext:value-type="float">
            <text:p>0</text:p>
          </table:table-cell>
          <table:table-cell table:formula="of:=MAX(0; [.$X$1] - CEILING([.U$1]*[.U$1]/([.U$1]+[.$A18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MAX(0; [.$X$1] - CEILING([.C$1]*[.C$1]/([.C$1]+[.$A19])))" office:value-type="float" office:value="199" calcext:value-type="float">
            <text:p>199</text:p>
          </table:table-cell>
          <table:table-cell table:formula="of:=MAX(0; [.$X$1] - CEILING([.D$1]*[.D$1]/([.D$1]+[.$A19])))" office:value-type="float" office:value="199" calcext:value-type="float">
            <text:p>199</text:p>
          </table:table-cell>
          <table:table-cell table:formula="of:=MAX(0; [.$X$1] - CEILING([.E$1]*[.E$1]/([.E$1]+[.$A19])))" office:value-type="float" office:value="197" calcext:value-type="float">
            <text:p>197</text:p>
          </table:table-cell>
          <table:table-cell table:formula="of:=MAX(0; [.$X$1] - CEILING([.F$1]*[.F$1]/([.F$1]+[.$A19])))" office:value-type="float" office:value="193" calcext:value-type="float">
            <text:p>193</text:p>
          </table:table-cell>
          <table:table-cell table:formula="of:=MAX(0; [.$X$1] - CEILING([.G$1]*[.G$1]/([.G$1]+[.$A19])))" office:value-type="float" office:value="188" calcext:value-type="float">
            <text:p>188</text:p>
          </table:table-cell>
          <table:table-cell table:formula="of:=MAX(0; [.$X$1] - CEILING([.H$1]*[.H$1]/([.H$1]+[.$A19])))" office:value-type="float" office:value="183" calcext:value-type="float">
            <text:p>183</text:p>
          </table:table-cell>
          <table:table-cell table:formula="of:=MAX(0; [.$X$1] - CEILING([.I$1]*[.I$1]/([.I$1]+[.$A19])))" office:value-type="float" office:value="176" calcext:value-type="float">
            <text:p>176</text:p>
          </table:table-cell>
          <table:table-cell table:formula="of:=MAX(0; [.$X$1] - CEILING([.J$1]*[.J$1]/([.J$1]+[.$A19])))" office:value-type="float" office:value="168" calcext:value-type="float">
            <text:p>168</text:p>
          </table:table-cell>
          <table:table-cell table:formula="of:=MAX(0; [.$X$1] - CEILING([.K$1]*[.K$1]/([.K$1]+[.$A19])))" office:value-type="float" office:value="160" calcext:value-type="float">
            <text:p>160</text:p>
          </table:table-cell>
          <table:table-cell table:formula="of:=MAX(0; [.$X$1] - CEILING([.L$1]*[.L$1]/([.L$1]+[.$A19])))" office:value-type="float" office:value="140" calcext:value-type="float">
            <text:p>140</text:p>
          </table:table-cell>
          <table:table-cell table:formula="of:=MAX(0; [.$X$1] - CEILING([.M$1]*[.M$1]/([.M$1]+[.$A19])))" office:value-type="float" office:value="118" calcext:value-type="float">
            <text:p>118</text:p>
          </table:table-cell>
          <table:table-cell table:formula="of:=MAX(0; [.$X$1] - CEILING([.N$1]*[.N$1]/([.N$1]+[.$A19])))" office:value-type="float" office:value="93" calcext:value-type="float">
            <text:p>93</text:p>
          </table:table-cell>
          <table:table-cell table:formula="of:=MAX(0; [.$X$1] - CEILING([.O$1]*[.O$1]/([.O$1]+[.$A19])))" office:value-type="float" office:value="66" calcext:value-type="float">
            <text:p>66</text:p>
          </table:table-cell>
          <table:table-cell table:formula="of:=MAX(0; [.$X$1] - CEILING([.P$1]*[.P$1]/([.P$1]+[.$A19])))" office:value-type="float" office:value="7" calcext:value-type="float">
            <text:p>7</text:p>
          </table:table-cell>
          <table:table-cell table:formula="of:=MAX(0; [.$X$1] - CEILING([.Q$1]*[.Q$1]/([.Q$1]+[.$A19])))" office:value-type="float" office:value="0" calcext:value-type="float">
            <text:p>0</text:p>
          </table:table-cell>
          <table:table-cell table:formula="of:=MAX(0; [.$X$1] - CEILING([.R$1]*[.R$1]/([.R$1]+[.$A19])))" office:value-type="float" office:value="0" calcext:value-type="float">
            <text:p>0</text:p>
          </table:table-cell>
          <table:table-cell table:formula="of:=MAX(0; [.$X$1] - CEILING([.S$1]*[.S$1]/([.S$1]+[.$A19])))" office:value-type="float" office:value="0" calcext:value-type="float">
            <text:p>0</text:p>
          </table:table-cell>
          <table:table-cell table:formula="of:=MAX(0; [.$X$1] - CEILING([.T$1]*[.T$1]/([.T$1]+[.$A19])))" office:value-type="float" office:value="0" calcext:value-type="float">
            <text:p>0</text:p>
          </table:table-cell>
          <table:table-cell table:formula="of:=MAX(0; [.$X$1] - CEILING([.U$1]*[.U$1]/([.U$1]+[.$A19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MAX(0; [.$X$1] - CEILING([.C$1]*[.C$1]/([.C$1]+[.$A20])))" office:value-type="float" office:value="199" calcext:value-type="float">
            <text:p>199</text:p>
          </table:table-cell>
          <table:table-cell table:formula="of:=MAX(0; [.$X$1] - CEILING([.D$1]*[.D$1]/([.D$1]+[.$A20])))" office:value-type="float" office:value="199" calcext:value-type="float">
            <text:p>199</text:p>
          </table:table-cell>
          <table:table-cell table:formula="of:=MAX(0; [.$X$1] - CEILING([.E$1]*[.E$1]/([.E$1]+[.$A20])))" office:value-type="float" office:value="197" calcext:value-type="float">
            <text:p>197</text:p>
          </table:table-cell>
          <table:table-cell table:formula="of:=MAX(0; [.$X$1] - CEILING([.F$1]*[.F$1]/([.F$1]+[.$A20])))" office:value-type="float" office:value="194" calcext:value-type="float">
            <text:p>194</text:p>
          </table:table-cell>
          <table:table-cell table:formula="of:=MAX(0; [.$X$1] - CEILING([.G$1]*[.G$1]/([.G$1]+[.$A20])))" office:value-type="float" office:value="190" calcext:value-type="float">
            <text:p>190</text:p>
          </table:table-cell>
          <table:table-cell table:formula="of:=MAX(0; [.$X$1] - CEILING([.H$1]*[.H$1]/([.H$1]+[.$A20])))" office:value-type="float" office:value="184" calcext:value-type="float">
            <text:p>184</text:p>
          </table:table-cell>
          <table:table-cell table:formula="of:=MAX(0; [.$X$1] - CEILING([.I$1]*[.I$1]/([.I$1]+[.$A20])))" office:value-type="float" office:value="178" calcext:value-type="float">
            <text:p>178</text:p>
          </table:table-cell>
          <table:table-cell table:formula="of:=MAX(0; [.$X$1] - CEILING([.J$1]*[.J$1]/([.J$1]+[.$A20])))" office:value-type="float" office:value="171" calcext:value-type="float">
            <text:p>171</text:p>
          </table:table-cell>
          <table:table-cell table:formula="of:=MAX(0; [.$X$1] - CEILING([.K$1]*[.K$1]/([.K$1]+[.$A20])))" office:value-type="float" office:value="163" calcext:value-type="float">
            <text:p>163</text:p>
          </table:table-cell>
          <table:table-cell table:formula="of:=MAX(0; [.$X$1] - CEILING([.L$1]*[.L$1]/([.L$1]+[.$A20])))" office:value-type="float" office:value="145" calcext:value-type="float">
            <text:p>145</text:p>
          </table:table-cell>
          <table:table-cell table:formula="of:=MAX(0; [.$X$1] - CEILING([.M$1]*[.M$1]/([.M$1]+[.$A20])))" office:value-type="float" office:value="125" calcext:value-type="float">
            <text:p>125</text:p>
          </table:table-cell>
          <table:table-cell table:formula="of:=MAX(0; [.$X$1] - CEILING([.N$1]*[.N$1]/([.N$1]+[.$A20])))" office:value-type="float" office:value="102" calcext:value-type="float">
            <text:p>102</text:p>
          </table:table-cell>
          <table:table-cell table:formula="of:=MAX(0; [.$X$1] - CEILING([.O$1]*[.O$1]/([.O$1]+[.$A20])))" office:value-type="float" office:value="76" calcext:value-type="float">
            <text:p>76</text:p>
          </table:table-cell>
          <table:table-cell table:formula="of:=MAX(0; [.$X$1] - CEILING([.P$1]*[.P$1]/([.P$1]+[.$A20])))" office:value-type="float" office:value="21" calcext:value-type="float">
            <text:p>21</text:p>
          </table:table-cell>
          <table:table-cell table:formula="of:=MAX(0; [.$X$1] - CEILING([.Q$1]*[.Q$1]/([.Q$1]+[.$A20])))" office:value-type="float" office:value="0" calcext:value-type="float">
            <text:p>0</text:p>
          </table:table-cell>
          <table:table-cell table:formula="of:=MAX(0; [.$X$1] - CEILING([.R$1]*[.R$1]/([.R$1]+[.$A20])))" office:value-type="float" office:value="0" calcext:value-type="float">
            <text:p>0</text:p>
          </table:table-cell>
          <table:table-cell table:formula="of:=MAX(0; [.$X$1] - CEILING([.S$1]*[.S$1]/([.S$1]+[.$A20])))" office:value-type="float" office:value="0" calcext:value-type="float">
            <text:p>0</text:p>
          </table:table-cell>
          <table:table-cell table:formula="of:=MAX(0; [.$X$1] - CEILING([.T$1]*[.T$1]/([.T$1]+[.$A20])))" office:value-type="float" office:value="0" calcext:value-type="float">
            <text:p>0</text:p>
          </table:table-cell>
          <table:table-cell table:formula="of:=MAX(0; [.$X$1] - CEILING([.U$1]*[.U$1]/([.U$1]+[.$A20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MAX(0; [.$X$1] - CEILING([.C$1]*[.C$1]/([.C$1]+[.$A21])))" office:value-type="float" office:value="199" calcext:value-type="float">
            <text:p>199</text:p>
          </table:table-cell>
          <table:table-cell table:formula="of:=MAX(0; [.$X$1] - CEILING([.D$1]*[.D$1]/([.D$1]+[.$A21])))" office:value-type="float" office:value="199" calcext:value-type="float">
            <text:p>199</text:p>
          </table:table-cell>
          <table:table-cell table:formula="of:=MAX(0; [.$X$1] - CEILING([.E$1]*[.E$1]/([.E$1]+[.$A21])))" office:value-type="float" office:value="197" calcext:value-type="float">
            <text:p>197</text:p>
          </table:table-cell>
          <table:table-cell table:formula="of:=MAX(0; [.$X$1] - CEILING([.F$1]*[.F$1]/([.F$1]+[.$A21])))" office:value-type="float" office:value="194" calcext:value-type="float">
            <text:p>194</text:p>
          </table:table-cell>
          <table:table-cell table:formula="of:=MAX(0; [.$X$1] - CEILING([.G$1]*[.G$1]/([.G$1]+[.$A21])))" office:value-type="float" office:value="190" calcext:value-type="float">
            <text:p>190</text:p>
          </table:table-cell>
          <table:table-cell table:formula="of:=MAX(0; [.$X$1] - CEILING([.H$1]*[.H$1]/([.H$1]+[.$A21])))" office:value-type="float" office:value="186" calcext:value-type="float">
            <text:p>186</text:p>
          </table:table-cell>
          <table:table-cell table:formula="of:=MAX(0; [.$X$1] - CEILING([.I$1]*[.I$1]/([.I$1]+[.$A21])))" office:value-type="float" office:value="180" calcext:value-type="float">
            <text:p>180</text:p>
          </table:table-cell>
          <table:table-cell table:formula="of:=MAX(0; [.$X$1] - CEILING([.J$1]*[.J$1]/([.J$1]+[.$A21])))" office:value-type="float" office:value="173" calcext:value-type="float">
            <text:p>173</text:p>
          </table:table-cell>
          <table:table-cell table:formula="of:=MAX(0; [.$X$1] - CEILING([.K$1]*[.K$1]/([.K$1]+[.$A21])))" office:value-type="float" office:value="166" calcext:value-type="float">
            <text:p>166</text:p>
          </table:table-cell>
          <table:table-cell table:formula="of:=MAX(0; [.$X$1] - CEILING([.L$1]*[.L$1]/([.L$1]+[.$A21])))" office:value-type="float" office:value="150" calcext:value-type="float">
            <text:p>150</text:p>
          </table:table-cell>
          <table:table-cell table:formula="of:=MAX(0; [.$X$1] - CEILING([.M$1]*[.M$1]/([.M$1]+[.$A21])))" office:value-type="float" office:value="130" calcext:value-type="float">
            <text:p>130</text:p>
          </table:table-cell>
          <table:table-cell table:formula="of:=MAX(0; [.$X$1] - CEILING([.N$1]*[.N$1]/([.N$1]+[.$A21])))" office:value-type="float" office:value="109" calcext:value-type="float">
            <text:p>109</text:p>
          </table:table-cell>
          <table:table-cell table:formula="of:=MAX(0; [.$X$1] - CEILING([.O$1]*[.O$1]/([.O$1]+[.$A21])))" office:value-type="float" office:value="85" calcext:value-type="float">
            <text:p>85</text:p>
          </table:table-cell>
          <table:table-cell table:formula="of:=MAX(0; [.$X$1] - CEILING([.P$1]*[.P$1]/([.P$1]+[.$A21])))" office:value-type="float" office:value="33" calcext:value-type="float">
            <text:p>33</text:p>
          </table:table-cell>
          <table:table-cell table:formula="of:=MAX(0; [.$X$1] - CEILING([.Q$1]*[.Q$1]/([.Q$1]+[.$A21])))" office:value-type="float" office:value="0" calcext:value-type="float">
            <text:p>0</text:p>
          </table:table-cell>
          <table:table-cell table:formula="of:=MAX(0; [.$X$1] - CEILING([.R$1]*[.R$1]/([.R$1]+[.$A21])))" office:value-type="float" office:value="0" calcext:value-type="float">
            <text:p>0</text:p>
          </table:table-cell>
          <table:table-cell table:formula="of:=MAX(0; [.$X$1] - CEILING([.S$1]*[.S$1]/([.S$1]+[.$A21])))" office:value-type="float" office:value="0" calcext:value-type="float">
            <text:p>0</text:p>
          </table:table-cell>
          <table:table-cell table:formula="of:=MAX(0; [.$X$1] - CEILING([.T$1]*[.T$1]/([.T$1]+[.$A21])))" office:value-type="float" office:value="0" calcext:value-type="float">
            <text:p>0</text:p>
          </table:table-cell>
          <table:table-cell table:formula="of:=MAX(0; [.$X$1] - CEILING([.U$1]*[.U$1]/([.U$1]+[.$A21])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8-29T03:16:52.338000000</meta:creation-date>
    <dc:date>2024-09-02T00:51:41.308000000</dc:date>
    <meta:editing-duration>P3DT21H24M36S</meta:editing-duration>
    <meta:editing-cycles>3</meta:editing-cycles>
    <meta:generator>LibreOffice/6.4.6.2$Windows_X86_64 LibreOffice_project/0ce51a4fd21bff07a5c061082cc82c5ed232f115</meta:generator>
    <meta:document-statistic meta:table-count="2" meta:cell-count="804" meta:object-count="0"/>
  </office:meta>
</office:document-meta>
</file>